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text="urn:oasis:names:tc:opendocument:xmlns:text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86.01598mm" fo:page-width="204.79997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808080" draw:opacity="11.110000312328339%" draw:stroke="solid" svg:stroke-color="#000000" draw:stroke-linejoin="miter" svg:stroke-opacity="100.0%" svg:stroke-width="0.30000782mm"/>
    </style:style>
    <style:style style:family="graphic" style:name="style-3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4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5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6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7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8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9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10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11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12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13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14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15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16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17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18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19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20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21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22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23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24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25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26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27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28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29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30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31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32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33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34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35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36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37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38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39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40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41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42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43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44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45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46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47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48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49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50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51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52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53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54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55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56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57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58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59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60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61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62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63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64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65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66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67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68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69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70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71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72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73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74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75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76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77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78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79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80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81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82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83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84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85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86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87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88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89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90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91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92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93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94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95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96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97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98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99">
      <style:graphic-properties draw:fill="solid" draw:fill-color="#808080" draw:opacity="8.940000087022781%" draw:stroke="solid" svg:stroke-color="#000000" draw:stroke-linejoin="round" svg:stroke-opacity="100.0%" svg:stroke-width="0.12000652mm"/>
    </style:style>
    <style:style style:family="graphic" style:name="style-100">
      <style:graphic-properties draw:auto-grow-width="true" draw:fill="none" fo:padding-bottom="0mm" fo:padding-left="0mm" fo:padding-right="0mm" fo:padding-top="0mm" draw:stroke="none"/>
    </style:style>
    <style:style style:family="paragraph" style:name="style-101">
      <style:text-properties fo:font-family="Bitstream Vera Sans" fo:font-size="8.639998pt" fo:font-style="italic" fo:font-variant="normal" fo:font-weight="normal"/>
    </style:style>
    <style:style style:family="graphic" style:name="style-102">
      <style:graphic-properties draw:auto-grow-width="true" draw:fill="none" fo:padding-bottom="0mm" fo:padding-left="0mm" fo:padding-right="0mm" fo:padding-top="0mm" draw:stroke="none"/>
    </style:style>
    <style:style style:family="paragraph" style:name="style-103">
      <style:text-properties fo:font-family="Bitstream Vera Sans" fo:font-size="8.639998pt" fo:font-style="italic" fo:font-variant="normal" fo:font-weight="normal"/>
    </style:style>
    <style:style style:family="graphic" style:name="style-104">
      <style:graphic-properties draw:auto-grow-width="true" draw:fill="none" fo:padding-bottom="0mm" fo:padding-left="0mm" fo:padding-right="0mm" fo:padding-top="0mm" draw:stroke="none"/>
    </style:style>
    <style:style style:family="paragraph" style:name="style-105">
      <style:text-properties fo:font-family="Bitstream Vera Sans" fo:font-size="8.639998pt" fo:font-style="italic" fo:font-variant="normal" fo:font-weight="normal"/>
    </style:style>
    <style:style style:family="graphic" style:name="style-106">
      <style:graphic-properties draw:auto-grow-width="true" draw:fill="none" fo:padding-bottom="0mm" fo:padding-left="0mm" fo:padding-right="0mm" fo:padding-top="0mm" draw:stroke="none"/>
    </style:style>
    <style:style style:family="paragraph" style:name="style-107">
      <style:text-properties fo:font-family="Bitstream Vera Sans" fo:font-size="8.639998pt" fo:font-style="italic" fo:font-variant="normal" fo:font-weight="normal"/>
    </style:style>
    <style:style style:family="graphic" style:name="style-108">
      <style:graphic-properties draw:auto-grow-width="true" draw:fill="none" fo:padding-bottom="0mm" fo:padding-left="0mm" fo:padding-right="0mm" fo:padding-top="0mm" draw:stroke="none"/>
    </style:style>
    <style:style style:family="paragraph" style:name="style-109">
      <style:text-properties fo:font-family="Bitstream Vera Sans" fo:font-size="8.639998pt" fo:font-style="italic" fo:font-variant="normal" fo:font-weight="normal"/>
    </style:style>
    <style:style style:family="graphic" style:name="style-110">
      <style:graphic-properties draw:auto-grow-width="true" draw:fill="none" fo:padding-bottom="0mm" fo:padding-left="0mm" fo:padding-right="0mm" fo:padding-top="0mm" draw:stroke="none"/>
    </style:style>
    <style:style style:family="paragraph" style:name="style-111">
      <style:text-properties fo:font-family="Bitstream Vera Sans" fo:font-size="11.519998pt" fo:font-style="italic" fo:font-variant="normal" fo:font-weight="normal"/>
    </style:style>
    <style:style style:family="graphic" style:name="style-112">
      <style:graphic-properties draw:auto-grow-width="true" draw:fill="none" fo:padding-bottom="0mm" fo:padding-left="0mm" fo:padding-right="0mm" fo:padding-top="0mm" draw:stroke="none"/>
    </style:style>
    <style:style style:family="paragraph" style:name="style-113">
      <style:text-properties fo:font-family="Bitstream Vera Sans" fo:font-size="11.519998pt" fo:font-style="italic" fo:font-variant="normal" fo:font-weight="normal"/>
    </style:style>
    <style:style style:family="graphic" style:name="style-114">
      <style:graphic-properties draw:auto-grow-width="true" draw:fill="none" fo:padding-bottom="0mm" fo:padding-left="0mm" fo:padding-right="0mm" fo:padding-top="0mm" draw:stroke="none"/>
    </style:style>
    <style:style style:family="paragraph" style:name="style-115">
      <style:text-properties fo:font-family="Bitstream Vera Sans" fo:font-size="11.519998pt" fo:font-style="italic" fo:font-variant="normal" fo:font-weight="normal"/>
    </style:style>
    <style:style style:family="graphic" style:name="style-116">
      <style:graphic-properties draw:auto-grow-width="true" draw:fill="none" fo:padding-bottom="0mm" fo:padding-left="0mm" fo:padding-right="0mm" fo:padding-top="0mm" draw:stroke="none"/>
    </style:style>
    <style:style style:family="paragraph" style:name="style-117">
      <style:text-properties fo:font-family="Bitstream Vera Sans" fo:font-size="11.519998pt" fo:font-style="italic" fo:font-variant="normal" fo:font-weight="normal"/>
    </style:style>
    <style:style style:family="graphic" style:name="style-118">
      <style:graphic-properties draw:auto-grow-width="true" draw:fill="none" fo:padding-bottom="0mm" fo:padding-left="0mm" fo:padding-right="0mm" fo:padding-top="0mm" draw:stroke="none"/>
    </style:style>
    <style:style style:family="paragraph" style:name="style-119">
      <style:text-properties fo:font-family="Bitstream Vera Sans" fo:font-size="11.519998pt" fo:font-style="italic" fo:font-variant="normal" fo:font-weight="normal"/>
    </style:style>
    <style:style style:family="graphic" style:name="style-120">
      <style:graphic-properties draw:auto-grow-width="true" draw:fill="none" fo:padding-bottom="0mm" fo:padding-left="0mm" fo:padding-right="0mm" fo:padding-top="0mm" draw:stroke="none"/>
    </style:style>
    <style:style style:family="paragraph" style:name="style-121">
      <style:text-properties fo:font-family="Bitstream Vera Sans" fo:font-size="11.519998pt" fo:font-style="italic" fo:font-variant="normal" fo:font-weight="normal"/>
    </style:style>
    <style:style style:family="graphic" style:name="style-122">
      <style:graphic-properties draw:auto-grow-width="true" draw:fill="none" fo:padding-bottom="0mm" fo:padding-left="0mm" fo:padding-right="0mm" fo:padding-top="0mm" draw:stroke="none"/>
    </style:style>
    <style:style style:family="paragraph" style:name="style-123">
      <style:text-properties fo:font-family="Bitstream Vera Sans" fo:font-size="11.519998pt" fo:font-style="italic" fo:font-variant="normal" fo:font-weight="normal"/>
    </style:style>
    <style:style style:family="graphic" style:name="style-124">
      <style:graphic-properties draw:auto-grow-width="true" draw:fill="none" fo:padding-bottom="0mm" fo:padding-left="0mm" fo:padding-right="0mm" fo:padding-top="0mm" draw:stroke="none"/>
    </style:style>
    <style:style style:family="paragraph" style:name="style-125">
      <style:text-properties fo:font-family="Bitstream Vera Sans" fo:font-size="11.519998pt" fo:font-style="italic" fo:font-variant="normal" fo:font-weight="normal"/>
    </style:style>
    <style:style style:family="graphic" style:name="style-126">
      <style:graphic-properties draw:auto-grow-width="true" draw:fill="none" fo:padding-bottom="0mm" fo:padding-left="0mm" fo:padding-right="0mm" fo:padding-top="0mm" draw:stroke="none"/>
    </style:style>
    <style:style style:family="paragraph" style:name="style-127">
      <style:text-properties fo:font-family="Bitstream Vera Sans" fo:font-size="11.519998pt" fo:font-style="italic" fo:font-variant="normal" fo:font-weight="normal"/>
    </style:style>
    <style:style style:family="graphic" style:name="style-128">
      <style:graphic-properties draw:auto-grow-width="true" draw:fill="none" fo:padding-bottom="0mm" fo:padding-left="0mm" fo:padding-right="0mm" fo:padding-top="0mm" draw:stroke="none"/>
    </style:style>
    <style:style style:family="paragraph" style:name="style-129">
      <style:text-properties fo:font-family="Bitstream Vera Sans" fo:font-size="11.519998pt" fo:font-style="italic" fo:font-variant="normal" fo:font-weight="normal"/>
    </style:style>
    <style:style style:family="graphic" style:name="style-130">
      <style:graphic-properties draw:auto-grow-width="true" draw:fill="none" fo:padding-bottom="0mm" fo:padding-left="0mm" fo:padding-right="0mm" fo:padding-top="0mm" draw:stroke="none"/>
    </style:style>
    <style:style style:family="paragraph" style:name="style-131">
      <style:text-properties fo:font-family="Bitstream Vera Sans" fo:font-size="11.519998pt" fo:font-style="italic" fo:font-variant="normal" fo:font-weight="normal"/>
    </style:style>
    <style:style style:family="graphic" style:name="style-132">
      <style:graphic-properties draw:auto-grow-width="true" draw:fill="none" fo:padding-bottom="0mm" fo:padding-left="0mm" fo:padding-right="0mm" fo:padding-top="0mm" draw:stroke="none"/>
    </style:style>
    <style:style style:family="paragraph" style:name="style-133">
      <style:text-properties fo:font-family="Bitstream Vera Sans" fo:font-size="11.519998pt" fo:font-style="italic" fo:font-variant="normal" fo:font-weight="normal"/>
    </style:style>
    <style:style style:family="graphic" style:name="style-134">
      <style:graphic-properties draw:auto-grow-width="true" draw:fill="none" fo:padding-bottom="0mm" fo:padding-left="0mm" fo:padding-right="0mm" fo:padding-top="0mm" draw:stroke="none"/>
    </style:style>
    <style:style style:family="paragraph" style:name="style-135">
      <style:text-properties fo:font-family="Bitstream Vera Sans" fo:font-size="11.519998pt" fo:font-style="italic" fo:font-variant="normal" fo:font-weight="normal"/>
    </style:style>
    <style:style style:family="graphic" style:name="style-136">
      <style:graphic-properties draw:auto-grow-width="true" draw:fill="none" fo:padding-bottom="0mm" fo:padding-left="0mm" fo:padding-right="0mm" fo:padding-top="0mm" draw:stroke="none"/>
    </style:style>
    <style:style style:family="paragraph" style:name="style-137">
      <style:text-properties fo:font-family="Bitstream Vera Sans" fo:font-size="11.519998pt" fo:font-style="italic" fo:font-variant="normal" fo:font-weight="normal"/>
    </style:style>
    <style:style style:family="graphic" style:name="style-138">
      <style:graphic-properties draw:auto-grow-width="true" draw:fill="none" fo:padding-bottom="0mm" fo:padding-left="0mm" fo:padding-right="0mm" fo:padding-top="0mm" draw:stroke="none"/>
    </style:style>
    <style:style style:family="paragraph" style:name="style-139">
      <style:text-properties fo:font-family="Bitstream Vera Sans" fo:font-size="11.519998pt" fo:font-style="italic" fo:font-variant="normal" fo:font-weight="normal"/>
    </style:style>
    <style:style style:family="graphic" style:name="style-140">
      <style:graphic-properties draw:auto-grow-width="true" draw:fill="none" fo:padding-bottom="0mm" fo:padding-left="0mm" fo:padding-right="0mm" fo:padding-top="0mm" draw:stroke="none"/>
    </style:style>
    <style:style style:family="paragraph" style:name="style-141">
      <style:text-properties fo:font-family="Bitstream Vera Sans" fo:font-size="11.519998pt" fo:font-style="italic" fo:font-variant="normal" fo:font-weight="normal"/>
    </style:style>
    <style:style style:family="graphic" style:name="style-142">
      <style:graphic-properties draw:auto-grow-width="true" draw:fill="none" fo:padding-bottom="0mm" fo:padding-left="0mm" fo:padding-right="0mm" fo:padding-top="0mm" draw:stroke="none"/>
    </style:style>
    <style:style style:family="paragraph" style:name="style-143">
      <style:text-properties fo:font-family="Bitstream Vera Sans" fo:font-size="11.519998pt" fo:font-style="italic" fo:font-variant="normal" fo:font-weight="normal"/>
    </style:style>
    <style:style style:family="graphic" style:name="style-144">
      <style:graphic-properties draw:auto-grow-width="true" draw:fill="none" fo:padding-bottom="0mm" fo:padding-left="0mm" fo:padding-right="0mm" fo:padding-top="0mm" draw:stroke="none"/>
    </style:style>
    <style:style style:family="paragraph" style:name="style-145">
      <style:text-properties fo:font-family="Bitstream Vera Sans" fo:font-size="11.519998pt" fo:font-style="italic" fo:font-variant="normal" fo:font-weight="normal"/>
    </style:style>
    <style:style style:family="graphic" style:name="style-146">
      <style:graphic-properties draw:auto-grow-width="true" draw:fill="none" fo:padding-bottom="0mm" fo:padding-left="0mm" fo:padding-right="0mm" fo:padding-top="0mm" draw:stroke="none"/>
    </style:style>
    <style:style style:family="paragraph" style:name="style-147">
      <style:text-properties fo:font-family="Bitstream Vera Sans" fo:font-size="11.519998pt" fo:font-style="italic" fo:font-variant="normal" fo:font-weight="normal"/>
    </style:style>
    <style:style style:family="graphic" style:name="style-148">
      <style:graphic-properties draw:auto-grow-width="true" draw:fill="none" fo:padding-bottom="0mm" fo:padding-left="0mm" fo:padding-right="0mm" fo:padding-top="0mm" draw:stroke="none"/>
    </style:style>
    <style:style style:family="paragraph" style:name="style-149">
      <style:text-properties fo:font-family="Bitstream Vera Sans" fo:font-size="11.519998pt" fo:font-style="italic" fo:font-variant="normal" fo:font-weight="normal"/>
    </style:style>
    <style:style style:family="graphic" style:name="style-150">
      <style:graphic-properties draw:auto-grow-width="true" draw:fill="none" fo:padding-bottom="0mm" fo:padding-left="0mm" fo:padding-right="0mm" fo:padding-top="0mm" draw:stroke="none"/>
    </style:style>
    <style:style style:family="paragraph" style:name="style-151">
      <style:text-properties fo:font-family="Bitstream Vera Sans" fo:font-size="11.519998pt" fo:font-style="italic" fo:font-variant="normal" fo:font-weight="normal"/>
    </style:style>
    <style:style style:family="graphic" style:name="style-152">
      <style:graphic-properties draw:auto-grow-width="true" draw:fill="none" fo:padding-bottom="0mm" fo:padding-left="0mm" fo:padding-right="0mm" fo:padding-top="0mm" draw:stroke="none"/>
    </style:style>
    <style:style style:family="paragraph" style:name="style-153">
      <style:text-properties fo:font-family="Bitstream Vera Sans" fo:font-size="11.519998pt" fo:font-style="italic" fo:font-variant="normal" fo:font-weight="normal"/>
    </style:style>
    <style:style style:family="graphic" style:name="style-154">
      <style:graphic-properties draw:auto-grow-width="true" draw:fill="none" fo:padding-bottom="0mm" fo:padding-left="0mm" fo:padding-right="0mm" fo:padding-top="0mm" draw:stroke="none"/>
    </style:style>
    <style:style style:family="paragraph" style:name="style-155">
      <style:text-properties fo:font-family="Bitstream Vera Sans" fo:font-size="11.519998pt" fo:font-style="italic" fo:font-variant="normal" fo:font-weight="normal"/>
    </style:style>
    <style:style style:family="graphic" style:name="style-156">
      <style:graphic-properties draw:auto-grow-width="true" draw:fill="none" fo:padding-bottom="0mm" fo:padding-left="0mm" fo:padding-right="0mm" fo:padding-top="0mm" draw:stroke="none"/>
    </style:style>
    <style:style style:family="paragraph" style:name="style-157">
      <style:text-properties fo:font-family="Bitstream Vera Sans" fo:font-size="11.519998pt" fo:font-style="italic" fo:font-variant="normal" fo:font-weight="normal"/>
    </style:style>
    <style:style style:family="graphic" style:name="style-158">
      <style:graphic-properties draw:auto-grow-width="true" draw:fill="none" fo:padding-bottom="0mm" fo:padding-left="0mm" fo:padding-right="0mm" fo:padding-top="0mm" draw:stroke="none"/>
    </style:style>
    <style:style style:family="paragraph" style:name="style-159">
      <style:text-properties fo:font-family="Bitstream Vera Sans" fo:font-size="11.519998pt" fo:font-style="italic" fo:font-variant="normal" fo:font-weight="normal"/>
    </style:style>
    <style:style style:family="graphic" style:name="style-160">
      <style:graphic-properties draw:auto-grow-width="true" draw:fill="none" fo:padding-bottom="0mm" fo:padding-left="0mm" fo:padding-right="0mm" fo:padding-top="0mm" draw:stroke="none"/>
    </style:style>
    <style:style style:family="paragraph" style:name="style-161">
      <style:text-properties fo:font-family="Bitstream Vera Sans" fo:font-size="11.519991pt" fo:font-style="italic" fo:font-variant="normal" fo:font-weight="normal"/>
    </style:style>
    <style:style style:family="graphic" style:name="style-162">
      <style:graphic-properties draw:auto-grow-width="true" draw:fill="none" fo:padding-bottom="0mm" fo:padding-left="0mm" fo:padding-right="0mm" fo:padding-top="0mm" draw:stroke="none"/>
    </style:style>
    <style:style style:family="paragraph" style:name="style-163">
      <style:text-properties fo:font-family="Bitstream Vera Sans" fo:font-size="11.519998pt" fo:font-style="italic" fo:font-variant="normal" fo:font-weight="normal"/>
    </style:style>
    <style:style style:family="graphic" style:name="style-164">
      <style:graphic-properties draw:auto-grow-width="true" draw:fill="none" fo:padding-bottom="0mm" fo:padding-left="0mm" fo:padding-right="0mm" fo:padding-top="0mm" draw:stroke="none"/>
    </style:style>
    <style:style style:family="paragraph" style:name="style-165">
      <style:text-properties fo:font-family="Bitstream Vera Sans" fo:font-size="11.519998pt" fo:font-style="italic" fo:font-variant="normal" fo:font-weight="normal"/>
    </style:style>
    <style:style style:family="graphic" style:name="style-166">
      <style:graphic-properties draw:auto-grow-width="true" draw:fill="none" fo:padding-bottom="0mm" fo:padding-left="0mm" fo:padding-right="0mm" fo:padding-top="0mm" draw:stroke="none"/>
    </style:style>
    <style:style style:family="paragraph" style:name="style-167">
      <style:text-properties fo:font-family="Bitstream Vera Sans" fo:font-size="11.519998pt" fo:font-style="italic" fo:font-variant="normal" fo:font-weight="normal"/>
    </style:style>
    <style:style style:family="graphic" style:name="style-168">
      <style:graphic-properties draw:auto-grow-width="true" draw:fill="none" fo:padding-bottom="0mm" fo:padding-left="0mm" fo:padding-right="0mm" fo:padding-top="0mm" draw:stroke="none"/>
    </style:style>
    <style:style style:family="paragraph" style:name="style-169">
      <style:text-properties fo:font-family="Bitstream Vera Sans" fo:font-size="11.519998pt" fo:font-style="italic" fo:font-variant="normal" fo:font-weight="normal"/>
    </style:style>
    <style:style style:family="graphic" style:name="style-170">
      <style:graphic-properties draw:auto-grow-width="true" draw:fill="none" fo:padding-bottom="0mm" fo:padding-left="0mm" fo:padding-right="0mm" fo:padding-top="0mm" draw:stroke="none"/>
    </style:style>
    <style:style style:family="paragraph" style:name="style-171">
      <style:text-properties fo:font-family="Bitstream Vera Sans" fo:font-size="11.519998pt" fo:font-style="italic" fo:font-variant="normal" fo:font-weight="normal"/>
    </style:style>
    <style:style style:family="graphic" style:name="style-172">
      <style:graphic-properties draw:auto-grow-width="true" draw:fill="none" fo:padding-bottom="0mm" fo:padding-left="0mm" fo:padding-right="0mm" fo:padding-top="0mm" draw:stroke="none"/>
    </style:style>
    <style:style style:family="paragraph" style:name="style-173">
      <style:text-properties fo:font-family="Bitstream Vera Sans" fo:font-size="11.519998pt" fo:font-style="italic" fo:font-variant="normal" fo:font-weight="normal"/>
    </style:style>
    <style:style style:family="graphic" style:name="style-174">
      <style:graphic-properties draw:auto-grow-width="true" draw:fill="none" fo:padding-bottom="0mm" fo:padding-left="0mm" fo:padding-right="0mm" fo:padding-top="0mm" draw:stroke="none"/>
    </style:style>
    <style:style style:family="paragraph" style:name="style-175">
      <style:text-properties fo:font-family="Bitstream Vera Sans" fo:font-size="11.519998pt" fo:font-style="italic" fo:font-variant="normal" fo:font-weight="normal"/>
    </style:style>
    <style:style style:family="graphic" style:name="style-176">
      <style:graphic-properties draw:auto-grow-width="true" draw:fill="none" fo:padding-bottom="0mm" fo:padding-left="0mm" fo:padding-right="0mm" fo:padding-top="0mm" draw:stroke="none"/>
    </style:style>
    <style:style style:family="paragraph" style:name="style-177">
      <style:text-properties fo:font-family="Bitstream Vera Sans" fo:font-size="11.519998pt" fo:font-style="italic" fo:font-variant="normal" fo:font-weight="normal"/>
    </style:style>
    <style:style style:family="graphic" style:name="style-178">
      <style:graphic-properties draw:auto-grow-width="true" draw:fill="none" fo:padding-bottom="0mm" fo:padding-left="0mm" fo:padding-right="0mm" fo:padding-top="0mm" draw:stroke="none"/>
    </style:style>
    <style:style style:family="paragraph" style:name="style-179">
      <style:text-properties fo:font-family="Bitstream Vera Sans" fo:font-size="11.519998pt" fo:font-style="italic" fo:font-variant="normal" fo:font-weight="normal"/>
    </style:style>
    <style:style style:family="graphic" style:name="style-180">
      <style:graphic-properties draw:auto-grow-width="true" draw:fill="none" fo:padding-bottom="0mm" fo:padding-left="0mm" fo:padding-right="0mm" fo:padding-top="0mm" draw:stroke="none"/>
    </style:style>
    <style:style style:family="paragraph" style:name="style-181">
      <style:text-properties fo:font-family="Bitstream Vera Sans" fo:font-size="11.519998pt" fo:font-style="italic" fo:font-variant="normal" fo:font-weight="normal"/>
    </style:style>
    <style:style style:family="graphic" style:name="style-182">
      <style:graphic-properties draw:auto-grow-width="true" draw:fill="none" fo:padding-bottom="0mm" fo:padding-left="0mm" fo:padding-right="0mm" fo:padding-top="0mm" draw:stroke="none"/>
    </style:style>
    <style:style style:family="paragraph" style:name="style-183">
      <style:text-properties fo:font-family="Bitstream Vera Sans" fo:font-size="11.519998pt" fo:font-style="italic" fo:font-variant="normal" fo:font-weight="normal"/>
    </style:style>
    <style:style style:family="graphic" style:name="style-184">
      <style:graphic-properties draw:auto-grow-width="true" draw:fill="none" fo:padding-bottom="0mm" fo:padding-left="0mm" fo:padding-right="0mm" fo:padding-top="0mm" draw:stroke="none"/>
    </style:style>
    <style:style style:family="paragraph" style:name="style-185">
      <style:text-properties fo:font-family="Bitstream Vera Sans" fo:font-size="11.519998pt" fo:font-style="italic" fo:font-variant="normal" fo:font-weight="normal"/>
    </style:style>
    <style:style style:family="graphic" style:name="style-186">
      <style:graphic-properties draw:auto-grow-width="true" draw:fill="none" fo:padding-bottom="0mm" fo:padding-left="0mm" fo:padding-right="0mm" fo:padding-top="0mm" draw:stroke="none"/>
    </style:style>
    <style:style style:family="paragraph" style:name="style-187">
      <style:text-properties fo:font-family="Bitstream Vera Sans" fo:font-size="11.519998pt" fo:font-style="italic" fo:font-variant="normal" fo:font-weight="normal"/>
    </style:style>
    <style:style style:family="graphic" style:name="style-188">
      <style:graphic-properties draw:auto-grow-width="true" draw:fill="none" fo:padding-bottom="0mm" fo:padding-left="0mm" fo:padding-right="0mm" fo:padding-top="0mm" draw:stroke="none"/>
    </style:style>
    <style:style style:family="paragraph" style:name="style-189">
      <style:text-properties fo:font-family="Bitstream Vera Sans" fo:font-size="11.519998pt" fo:font-style="italic" fo:font-variant="normal" fo:font-weight="normal"/>
    </style:style>
    <style:style style:family="graphic" style:name="style-190">
      <style:graphic-properties draw:auto-grow-width="true" draw:fill="none" fo:padding-bottom="0mm" fo:padding-left="0mm" fo:padding-right="0mm" fo:padding-top="0mm" draw:stroke="none"/>
    </style:style>
    <style:style style:family="paragraph" style:name="style-191">
      <style:text-properties fo:font-family="Bitstream Vera Sans" fo:font-size="11.519998pt" fo:font-style="italic" fo:font-variant="normal" fo:font-weight="normal"/>
    </style:style>
    <style:style style:family="graphic" style:name="style-192">
      <style:graphic-properties draw:auto-grow-width="true" draw:fill="none" fo:padding-bottom="0mm" fo:padding-left="0mm" fo:padding-right="0mm" fo:padding-top="0mm" draw:stroke="none"/>
    </style:style>
    <style:style style:family="paragraph" style:name="style-193">
      <style:text-properties fo:font-family="Bitstream Vera Sans" fo:font-size="11.519998pt" fo:font-style="italic" fo:font-variant="normal" fo:font-weight="normal"/>
    </style:style>
    <style:style style:family="graphic" style:name="style-194">
      <style:graphic-properties draw:auto-grow-width="true" draw:fill="none" fo:padding-bottom="0mm" fo:padding-left="0mm" fo:padding-right="0mm" fo:padding-top="0mm" draw:stroke="none"/>
    </style:style>
    <style:style style:family="paragraph" style:name="style-195">
      <style:text-properties fo:font-family="Bitstream Vera Sans" fo:font-size="11.519998pt" fo:font-style="italic" fo:font-variant="normal" fo:font-weight="normal"/>
    </style:style>
    <style:style style:family="graphic" style:name="style-196">
      <style:graphic-properties draw:auto-grow-width="true" draw:fill="none" fo:padding-bottom="0mm" fo:padding-left="0mm" fo:padding-right="0mm" fo:padding-top="0mm" draw:stroke="none"/>
    </style:style>
    <style:style style:family="paragraph" style:name="style-197">
      <style:text-properties fo:font-family="Bitstream Vera Sans" fo:font-size="11.519998pt" fo:font-style="italic" fo:font-variant="normal" fo:font-weight="normal"/>
    </style:style>
    <style:style style:family="graphic" style:name="style-198">
      <style:graphic-properties draw:auto-grow-width="true" draw:fill="none" fo:padding-bottom="0mm" fo:padding-left="0mm" fo:padding-right="0mm" fo:padding-top="0mm" draw:stroke="none"/>
    </style:style>
    <style:style style:family="paragraph" style:name="style-199">
      <style:text-properties fo:font-family="Bitstream Vera Sans" fo:font-size="11.519998pt" fo:font-style="italic" fo:font-variant="normal" fo:font-weight="normal"/>
    </style:style>
    <style:style style:family="graphic" style:name="style-200">
      <style:graphic-properties draw:auto-grow-width="true" draw:fill="none" fo:padding-bottom="0mm" fo:padding-left="0mm" fo:padding-right="0mm" fo:padding-top="0mm" draw:stroke="none"/>
    </style:style>
    <style:style style:family="paragraph" style:name="style-201">
      <style:text-properties fo:font-family="Bitstream Vera Sans" fo:font-size="11.519998pt" fo:font-style="italic" fo:font-variant="normal" fo:font-weight="normal"/>
    </style:style>
    <style:style style:family="graphic" style:name="style-202">
      <style:graphic-properties draw:auto-grow-width="true" draw:fill="none" fo:padding-bottom="0mm" fo:padding-left="0mm" fo:padding-right="0mm" fo:padding-top="0mm" draw:stroke="none"/>
    </style:style>
    <style:style style:family="paragraph" style:name="style-203">
      <style:text-properties fo:font-family="Bitstream Vera Sans" fo:font-size="11.519998pt" fo:font-style="italic" fo:font-variant="normal" fo:font-weight="normal"/>
    </style:style>
    <style:style style:family="graphic" style:name="style-204">
      <style:graphic-properties draw:auto-grow-width="true" draw:fill="none" fo:padding-bottom="0mm" fo:padding-left="0mm" fo:padding-right="0mm" fo:padding-top="0mm" draw:stroke="none"/>
    </style:style>
    <style:style style:family="paragraph" style:name="style-205">
      <style:text-properties fo:font-family="Bitstream Vera Sans" fo:font-size="11.519998pt" fo:font-style="italic" fo:font-variant="normal" fo:font-weight="normal"/>
    </style:style>
    <style:style style:family="graphic" style:name="style-206">
      <style:graphic-properties draw:auto-grow-width="true" draw:fill="none" fo:padding-bottom="0mm" fo:padding-left="0mm" fo:padding-right="0mm" fo:padding-top="0mm" draw:stroke="none"/>
    </style:style>
    <style:style style:family="paragraph" style:name="style-207">
      <style:text-properties fo:font-family="Bitstream Vera Sans" fo:font-size="11.519998pt" fo:font-style="italic" fo:font-variant="normal" fo:font-weight="normal"/>
    </style:style>
    <style:style style:family="graphic" style:name="style-208">
      <style:graphic-properties draw:auto-grow-width="true" draw:fill="none" fo:padding-bottom="0mm" fo:padding-left="0mm" fo:padding-right="0mm" fo:padding-top="0mm" draw:stroke="none"/>
    </style:style>
    <style:style style:family="paragraph" style:name="style-209">
      <style:text-properties fo:font-family="Bitstream Vera Sans" fo:font-size="11.519998pt" fo:font-style="italic" fo:font-variant="normal" fo:font-weight="normal"/>
    </style:style>
    <style:style style:family="graphic" style:name="style-210">
      <style:graphic-properties draw:auto-grow-width="true" draw:fill="none" fo:padding-bottom="0mm" fo:padding-left="0mm" fo:padding-right="0mm" fo:padding-top="0mm" draw:stroke="none"/>
    </style:style>
    <style:style style:family="paragraph" style:name="style-211">
      <style:text-properties fo:font-family="Bitstream Vera Sans" fo:font-size="11.519998pt" fo:font-style="italic" fo:font-variant="normal" fo:font-weight="normal"/>
    </style:style>
    <style:style style:family="graphic" style:name="style-212">
      <style:graphic-properties draw:auto-grow-width="true" draw:fill="none" fo:padding-bottom="0mm" fo:padding-left="0mm" fo:padding-right="0mm" fo:padding-top="0mm" draw:stroke="none"/>
    </style:style>
    <style:style style:family="paragraph" style:name="style-213">
      <style:text-properties fo:font-family="Bitstream Vera Sans" fo:font-size="11.519998pt" fo:font-style="italic" fo:font-variant="normal" fo:font-weight="normal"/>
    </style:style>
    <style:style style:family="graphic" style:name="style-214">
      <style:graphic-properties draw:auto-grow-width="true" draw:fill="none" fo:padding-bottom="0mm" fo:padding-left="0mm" fo:padding-right="0mm" fo:padding-top="0mm" draw:stroke="none"/>
    </style:style>
    <style:style style:family="paragraph" style:name="style-215">
      <style:text-properties fo:font-family="Bitstream Vera Sans" fo:font-size="11.519998pt" fo:font-style="italic" fo:font-variant="normal" fo:font-weight="normal"/>
    </style:style>
    <style:style style:family="graphic" style:name="style-216">
      <style:graphic-properties draw:auto-grow-width="true" draw:fill="none" fo:padding-bottom="0mm" fo:padding-left="0mm" fo:padding-right="0mm" fo:padding-top="0mm" draw:stroke="none"/>
    </style:style>
    <style:style style:family="paragraph" style:name="style-217">
      <style:text-properties fo:font-family="Bitstream Vera Sans" fo:font-size="11.519998pt" fo:font-style="italic" fo:font-variant="normal" fo:font-weight="normal"/>
    </style:style>
    <style:style style:family="graphic" style:name="style-218">
      <style:graphic-properties draw:auto-grow-width="true" draw:fill="none" fo:padding-bottom="0mm" fo:padding-left="0mm" fo:padding-right="0mm" fo:padding-top="0mm" draw:stroke="none"/>
    </style:style>
    <style:style style:family="paragraph" style:name="style-219">
      <style:text-properties fo:font-family="Bitstream Vera Sans" fo:font-size="11.519998pt" fo:font-style="italic" fo:font-variant="normal" fo:font-weight="normal"/>
    </style:style>
    <style:style style:family="graphic" style:name="style-220">
      <style:graphic-properties draw:auto-grow-width="true" draw:fill="none" fo:padding-bottom="0mm" fo:padding-left="0mm" fo:padding-right="0mm" fo:padding-top="0mm" draw:stroke="none"/>
    </style:style>
    <style:style style:family="paragraph" style:name="style-221">
      <style:text-properties fo:font-family="Bitstream Vera Sans" fo:font-size="11.519998pt" fo:font-style="italic" fo:font-variant="normal" fo:font-weight="normal"/>
    </style:style>
    <style:style style:family="graphic" style:name="style-222">
      <style:graphic-properties draw:auto-grow-width="true" draw:fill="none" fo:padding-bottom="0mm" fo:padding-left="0mm" fo:padding-right="0mm" fo:padding-top="0mm" draw:stroke="none"/>
    </style:style>
    <style:style style:family="paragraph" style:name="style-223">
      <style:text-properties fo:font-family="Bitstream Vera Sans" fo:font-size="11.519998pt" fo:font-style="italic" fo:font-variant="normal" fo:font-weight="normal"/>
    </style:style>
    <style:style style:family="graphic" style:name="style-224">
      <style:graphic-properties draw:auto-grow-width="true" draw:fill="none" fo:padding-bottom="0mm" fo:padding-left="0mm" fo:padding-right="0mm" fo:padding-top="0mm" draw:stroke="none"/>
    </style:style>
    <style:style style:family="paragraph" style:name="style-225">
      <style:text-properties fo:font-family="Bitstream Vera Sans" fo:font-size="11.519998pt" fo:font-style="italic" fo:font-variant="normal" fo:font-weight="normal"/>
    </style:style>
    <style:style style:family="graphic" style:name="style-226">
      <style:graphic-properties draw:auto-grow-width="true" draw:fill="none" fo:padding-bottom="0mm" fo:padding-left="0mm" fo:padding-right="0mm" fo:padding-top="0mm" draw:stroke="none"/>
    </style:style>
    <style:style style:family="paragraph" style:name="style-227">
      <style:text-properties fo:font-family="Bitstream Vera Sans" fo:font-size="11.519998pt" fo:font-style="italic" fo:font-variant="normal" fo:font-weight="normal"/>
    </style:style>
    <style:style style:family="graphic" style:name="style-228">
      <style:graphic-properties draw:auto-grow-width="true" draw:fill="none" fo:padding-bottom="0mm" fo:padding-left="0mm" fo:padding-right="0mm" fo:padding-top="0mm" draw:stroke="none"/>
    </style:style>
    <style:style style:family="paragraph" style:name="style-229">
      <style:text-properties fo:font-family="Bitstream Vera Sans" fo:font-size="11.519998pt" fo:font-style="italic" fo:font-variant="normal" fo:font-weight="normal"/>
    </style:style>
    <style:style style:family="graphic" style:name="style-230">
      <style:graphic-properties draw:auto-grow-width="true" draw:fill="none" fo:padding-bottom="0mm" fo:padding-left="0mm" fo:padding-right="0mm" fo:padding-top="0mm" draw:stroke="none"/>
    </style:style>
    <style:style style:family="paragraph" style:name="style-231">
      <style:text-properties fo:font-family="Bitstream Vera Sans" fo:font-size="11.519998pt" fo:font-style="italic" fo:font-variant="normal" fo:font-weight="normal"/>
    </style:style>
    <style:style style:family="graphic" style:name="style-232">
      <style:graphic-properties draw:auto-grow-width="true" draw:fill="none" fo:padding-bottom="0mm" fo:padding-left="0mm" fo:padding-right="0mm" fo:padding-top="0mm" draw:stroke="none"/>
    </style:style>
    <style:style style:family="paragraph" style:name="style-233">
      <style:text-properties fo:font-family="Bitstream Vera Sans" fo:font-size="11.519998pt" fo:font-style="italic" fo:font-variant="normal" fo:font-weight="normal"/>
    </style:style>
    <style:style style:family="graphic" style:name="style-234">
      <style:graphic-properties draw:auto-grow-width="true" draw:fill="none" fo:padding-bottom="0mm" fo:padding-left="0mm" fo:padding-right="0mm" fo:padding-top="0mm" draw:stroke="none"/>
    </style:style>
    <style:style style:family="paragraph" style:name="style-235">
      <style:text-properties fo:font-family="Bitstream Vera Sans" fo:font-size="11.519998pt" fo:font-style="italic" fo:font-variant="normal" fo:font-weight="normal"/>
    </style:style>
    <style:style style:family="graphic" style:name="style-236">
      <style:graphic-properties draw:auto-grow-width="true" draw:fill="none" fo:padding-bottom="0mm" fo:padding-left="0mm" fo:padding-right="0mm" fo:padding-top="0mm" draw:stroke="none"/>
    </style:style>
    <style:style style:family="paragraph" style:name="style-237">
      <style:text-properties fo:font-family="Bitstream Vera Sans" fo:font-size="11.519998pt" fo:font-style="italic" fo:font-variant="normal" fo:font-weight="normal"/>
    </style:style>
    <style:style style:family="graphic" style:name="style-238">
      <style:graphic-properties draw:auto-grow-width="true" draw:fill="none" fo:padding-bottom="0mm" fo:padding-left="0mm" fo:padding-right="0mm" fo:padding-top="0mm" draw:stroke="none"/>
    </style:style>
    <style:style style:family="paragraph" style:name="style-239">
      <style:text-properties fo:font-family="Bitstream Vera Sans" fo:font-size="11.519998pt" fo:font-style="italic" fo:font-variant="normal" fo:font-weight="normal"/>
    </style:style>
    <style:style style:family="graphic" style:name="style-240">
      <style:graphic-properties draw:auto-grow-width="true" draw:fill="none" fo:padding-bottom="0mm" fo:padding-left="0mm" fo:padding-right="0mm" fo:padding-top="0mm" draw:stroke="none"/>
    </style:style>
    <style:style style:family="paragraph" style:name="style-241">
      <style:text-properties fo:font-family="Bitstream Vera Sans" fo:font-size="11.519998pt" fo:font-style="italic" fo:font-variant="normal" fo:font-weight="normal"/>
    </style:style>
    <style:style style:family="graphic" style:name="style-242">
      <style:graphic-properties draw:auto-grow-width="true" draw:fill="none" fo:padding-bottom="0mm" fo:padding-left="0mm" fo:padding-right="0mm" fo:padding-top="0mm" draw:stroke="none"/>
    </style:style>
    <style:style style:family="paragraph" style:name="style-243">
      <style:text-properties fo:font-family="Bitstream Vera Sans" fo:font-size="11.519998pt" fo:font-style="italic" fo:font-variant="normal" fo:font-weight="normal"/>
    </style:style>
    <style:style style:family="graphic" style:name="style-244">
      <style:graphic-properties draw:auto-grow-width="true" draw:fill="none" fo:padding-bottom="0mm" fo:padding-left="0mm" fo:padding-right="0mm" fo:padding-top="0mm" draw:stroke="none"/>
    </style:style>
    <style:style style:family="paragraph" style:name="style-245">
      <style:text-properties fo:font-family="Bitstream Vera Sans" fo:font-size="11.519998pt" fo:font-style="italic" fo:font-variant="normal" fo:font-weight="normal"/>
    </style:style>
    <style:style style:family="graphic" style:name="style-246">
      <style:graphic-properties draw:auto-grow-width="true" draw:fill="none" fo:padding-bottom="0mm" fo:padding-left="0mm" fo:padding-right="0mm" fo:padding-top="0mm" draw:stroke="none"/>
    </style:style>
    <style:style style:family="paragraph" style:name="style-247">
      <style:text-properties fo:font-family="Bitstream Vera Sans" fo:font-size="8.639998pt" fo:font-style="italic" fo:font-variant="normal" fo:font-weight="normal"/>
    </style:style>
    <style:style style:family="graphic" style:name="style-248">
      <style:graphic-properties draw:auto-grow-width="true" draw:fill="none" fo:padding-bottom="0mm" fo:padding-left="0mm" fo:padding-right="0mm" fo:padding-top="0mm" draw:stroke="none"/>
    </style:style>
    <style:style style:family="paragraph" style:name="style-249">
      <style:text-properties fo:font-family="Bitstream Vera Sans" fo:font-size="8.639998pt" fo:font-style="italic" fo:font-variant="normal" fo:font-weight="normal"/>
    </style:style>
    <style:style style:family="graphic" style:name="style-250">
      <style:graphic-properties draw:auto-grow-width="true" draw:fill="none" fo:padding-bottom="0mm" fo:padding-left="0mm" fo:padding-right="0mm" fo:padding-top="0mm" draw:stroke="none"/>
    </style:style>
    <style:style style:family="paragraph" style:name="style-251">
      <style:text-properties fo:font-family="Bitstream Vera Sans" fo:font-size="8.639998pt" fo:font-style="italic" fo:font-variant="normal" fo:font-weight="normal"/>
    </style:style>
    <style:style style:family="graphic" style:name="style-252">
      <style:graphic-properties draw:auto-grow-width="true" draw:fill="none" fo:padding-bottom="0mm" fo:padding-left="0mm" fo:padding-right="0mm" fo:padding-top="0mm" draw:stroke="none"/>
    </style:style>
    <style:style style:family="paragraph" style:name="style-253">
      <style:text-properties fo:font-family="Bitstream Vera Sans" fo:font-size="8.639998pt" fo:font-style="italic" fo:font-variant="normal" fo:font-weight="normal"/>
    </style:style>
    <style:style style:family="graphic" style:name="style-254">
      <style:graphic-properties draw:auto-grow-width="true" draw:fill="none" fo:padding-bottom="0mm" fo:padding-left="0mm" fo:padding-right="0mm" fo:padding-top="0mm" draw:stroke="none"/>
    </style:style>
    <style:style style:family="paragraph" style:name="style-255">
      <style:text-properties fo:font-family="Bitstream Vera Sans" fo:font-size="8.639998pt" fo:font-style="italic" fo:font-variant="normal" fo:font-weight="normal"/>
    </style:style>
    <style:style style:family="graphic" style:name="style-256">
      <style:graphic-properties draw:auto-grow-width="true" draw:fill="none" fo:padding-bottom="0mm" fo:padding-left="0mm" fo:padding-right="0mm" fo:padding-top="0mm" draw:stroke="none"/>
    </style:style>
    <style:style style:family="paragraph" style:name="style-257">
      <style:text-properties fo:font-family="Bitstream Vera Sans" fo:font-size="8.639998pt" fo:font-style="italic" fo:font-variant="normal" fo:font-weight="normal"/>
    </style:style>
    <style:style style:family="graphic" style:name="style-258">
      <style:graphic-properties draw:auto-grow-width="true" draw:fill="none" fo:padding-bottom="0mm" fo:padding-left="0mm" fo:padding-right="0mm" fo:padding-top="0mm" draw:stroke="none"/>
    </style:style>
    <style:style style:family="paragraph" style:name="style-259">
      <style:text-properties fo:font-family="Bitstream Vera Sans" fo:font-size="8.639998pt" fo:font-style="italic" fo:font-variant="normal" fo:font-weight="normal"/>
    </style:style>
    <style:style style:family="graphic" style:name="style-260">
      <style:graphic-properties draw:auto-grow-width="true" draw:fill="none" fo:padding-bottom="0mm" fo:padding-left="0mm" fo:padding-right="0mm" fo:padding-top="0mm" draw:stroke="none"/>
    </style:style>
    <style:style style:family="paragraph" style:name="style-261">
      <style:text-properties fo:font-family="Bitstream Vera Sans" fo:font-size="8.639998pt" fo:font-style="italic" fo:font-variant="normal" fo:font-weight="normal"/>
    </style:style>
    <style:style style:family="graphic" style:name="style-262">
      <style:graphic-properties draw:auto-grow-width="true" draw:fill="none" fo:padding-bottom="0mm" fo:padding-left="0mm" fo:padding-right="0mm" fo:padding-top="0mm" draw:stroke="none"/>
    </style:style>
    <style:style style:family="paragraph" style:name="style-263">
      <style:text-properties fo:font-family="Bitstream Vera Sans" fo:font-size="8.639998pt" fo:font-style="italic" fo:font-variant="normal" fo:font-weight="normal"/>
    </style:style>
    <style:style style:family="graphic" style:name="style-264">
      <style:graphic-properties draw:auto-grow-width="true" draw:fill="none" fo:padding-bottom="0mm" fo:padding-left="0mm" fo:padding-right="0mm" fo:padding-top="0mm" draw:stroke="none"/>
    </style:style>
    <style:style style:family="paragraph" style:name="style-265">
      <style:text-properties fo:font-family="Bitstream Vera Sans" fo:font-size="8.639998pt" fo:font-style="italic" fo:font-variant="normal" fo:font-weight="normal"/>
    </style:style>
    <style:style style:family="graphic" style:name="style-266">
      <style:graphic-properties draw:auto-grow-width="true" draw:fill="none" fo:padding-bottom="0mm" fo:padding-left="0mm" fo:padding-right="0mm" fo:padding-top="0mm" draw:stroke="none"/>
    </style:style>
    <style:style style:family="paragraph" style:name="style-267">
      <style:text-properties fo:font-family="Bitstream Vera Sans" fo:font-size="8.639998pt" fo:font-style="italic" fo:font-variant="normal" fo:font-weight="normal"/>
    </style:style>
    <style:style style:family="graphic" style:name="style-268">
      <style:graphic-properties draw:auto-grow-width="true" draw:fill="none" fo:padding-bottom="0mm" fo:padding-left="0mm" fo:padding-right="0mm" fo:padding-top="0mm" draw:stroke="none"/>
    </style:style>
    <style:style style:family="paragraph" style:name="style-269">
      <style:text-properties fo:font-family="Bitstream Vera Sans" fo:font-size="8.639998pt" fo:font-style="italic" fo:font-variant="normal" fo:font-weight="normal"/>
    </style:style>
    <style:style style:family="graphic" style:name="style-270">
      <style:graphic-properties draw:fill="none" draw:stroke="solid" svg:stroke-color="#000000" draw:stroke-linejoin="miter" svg:stroke-opacity="100.0%" svg:stroke-width="0.22577775mm"/>
    </style:style>
    <style:style style:family="graphic" style:name="style-271">
      <style:graphic-properties draw:fill="solid" draw:fill-color="#010101" draw:opacity="100.0%" draw:stroke="solid" svg:stroke-color="#010101" draw:stroke-linejoin="miter" svg:stroke-opacity="99.5199978351593%" svg:stroke-width="0.22361277mm"/>
    </style:style>
    <style:style style:family="graphic" style:name="style-272">
      <style:graphic-properties draw:fill="solid" draw:fill-color="#000000" draw:opacity="100.0%" draw:stroke="none"/>
    </style:style>
    <style:style style:family="graphic" style:name="style-273">
      <style:graphic-properties draw:fill="solid" draw:fill-color="#010101" draw:opacity="100.0%" draw:stroke="solid" svg:stroke-color="#010101" draw:stroke-linejoin="miter" svg:stroke-opacity="99.5199978351593%" svg:stroke-width="0.22361277mm"/>
    </style:style>
    <style:style style:family="graphic" style:name="style-274">
      <style:graphic-properties draw:fill="solid" draw:fill-color="#000000" draw:opacity="100.0%" draw:stroke="none"/>
    </style:style>
    <style:style style:family="graphic" style:name="style-275">
      <style:graphic-properties draw:fill="solid" draw:fill-color="#010101" draw:opacity="100.0%" draw:stroke="solid" svg:stroke-color="#010101" draw:stroke-linejoin="miter" svg:stroke-opacity="99.5199978351593%" svg:stroke-width="0.22361277mm"/>
    </style:style>
    <style:style style:family="graphic" style:name="style-276">
      <style:graphic-properties draw:fill="solid" draw:fill-color="#000000" draw:opacity="100.0%" draw:stroke="none"/>
    </style:style>
    <style:style style:family="graphic" style:name="style-277">
      <style:graphic-properties draw:fill="solid" draw:fill-color="#010101" draw:opacity="100.0%" draw:stroke="solid" svg:stroke-color="#010101" draw:stroke-linejoin="miter" svg:stroke-opacity="99.5199978351593%" svg:stroke-width="0.22361277mm"/>
    </style:style>
    <style:style style:family="graphic" style:name="style-278">
      <style:graphic-properties draw:fill="solid" draw:fill-color="#000000" draw:opacity="100.0%" draw:stroke="none"/>
    </style:style>
    <style:style style:family="graphic" style:name="style-279">
      <style:graphic-properties draw:fill="solid" draw:fill-color="#010101" draw:opacity="100.0%" draw:stroke="solid" svg:stroke-color="#010101" draw:stroke-linejoin="miter" svg:stroke-opacity="99.5199978351593%" svg:stroke-width="0.22361277mm"/>
    </style:style>
    <style:style style:family="graphic" style:name="style-280">
      <style:graphic-properties draw:fill="solid" draw:fill-color="#000000" draw:opacity="100.0%" draw:stroke="none"/>
    </style:style>
    <style:style style:family="graphic" style:name="style-281">
      <style:graphic-properties draw:fill="solid" draw:fill-color="#010101" draw:opacity="100.0%" draw:stroke="solid" svg:stroke-color="#010101" draw:stroke-linejoin="miter" svg:stroke-opacity="99.5199978351593%" svg:stroke-width="0.22361277mm"/>
    </style:style>
    <style:style style:family="graphic" style:name="style-282">
      <style:graphic-properties draw:fill="solid" draw:fill-color="#000000" draw:opacity="100.0%" draw:stroke="none"/>
    </style:style>
    <style:style style:family="graphic" style:name="style-283">
      <style:graphic-properties draw:fill="solid" draw:fill-color="#010101" draw:opacity="100.0%" draw:stroke="solid" svg:stroke-color="#010101" draw:stroke-linejoin="miter" svg:stroke-opacity="99.5199978351593%" svg:stroke-width="0.22361277mm"/>
    </style:style>
    <style:style style:family="graphic" style:name="style-284">
      <style:graphic-properties draw:fill="solid" draw:fill-color="#010101" draw:opacity="100.0%" draw:stroke="solid" svg:stroke-color="#010101" draw:stroke-linejoin="miter" svg:stroke-opacity="99.5199978351593%" svg:stroke-width="0.22361277mm"/>
    </style:style>
    <style:style style:family="graphic" style:name="style-285">
      <style:graphic-properties draw:fill="solid" draw:fill-color="#000000" draw:opacity="100.0%" draw:stroke="none"/>
    </style:style>
    <style:style style:family="graphic" style:name="style-286">
      <style:graphic-properties draw:fill="solid" draw:fill-color="#010101" draw:opacity="100.0%" draw:stroke="solid" svg:stroke-color="#010101" draw:stroke-linejoin="miter" svg:stroke-opacity="99.5199978351593%" svg:stroke-width="0.22361277mm"/>
    </style:style>
    <style:style style:family="graphic" style:name="style-287">
      <style:graphic-properties draw:fill="solid" draw:fill-color="#000000" draw:opacity="100.0%" draw:stroke="none"/>
    </style:style>
    <style:style style:family="graphic" style:name="style-288">
      <style:graphic-properties draw:fill="solid" draw:fill-color="#010101" draw:opacity="100.0%" draw:stroke="solid" svg:stroke-color="#010101" draw:stroke-linejoin="miter" svg:stroke-opacity="99.5199978351593%" svg:stroke-width="0.22361277mm"/>
    </style:style>
    <style:style style:family="graphic" style:name="style-289">
      <style:graphic-properties draw:fill="solid" draw:fill-color="#010101" draw:opacity="100.0%" draw:stroke="solid" svg:stroke-color="#010101" draw:stroke-linejoin="miter" svg:stroke-opacity="99.5199978351593%" svg:stroke-width="0.22361277mm"/>
    </style:style>
    <style:style style:family="graphic" style:name="style-290">
      <style:graphic-properties draw:fill="solid" draw:fill-color="#010101" draw:opacity="100.0%" draw:stroke="solid" svg:stroke-color="#010101" draw:stroke-linejoin="miter" svg:stroke-opacity="99.5199978351593%" svg:stroke-width="0.22361277mm"/>
    </style:style>
    <style:style style:family="graphic" style:name="style-291">
      <style:graphic-properties draw:fill="solid" draw:fill-color="#000000" draw:opacity="100.0%" draw:stroke="none"/>
    </style:style>
    <style:style style:family="graphic" style:name="style-292">
      <style:graphic-properties draw:fill="none" draw:stroke="solid" svg:stroke-color="#000000" draw:stroke-linejoin="miter" svg:stroke-opacity="100.0%" svg:stroke-width="0.18829691mm"/>
    </style:style>
    <style:style style:family="graphic" style:name="style-293">
      <style:graphic-properties draw:fill="none" draw:stroke="solid" svg:stroke-color="#000000" draw:stroke-linejoin="miter" svg:stroke-opacity="100.0%" svg:stroke-width="0.18829691mm"/>
    </style:style>
    <style:style style:family="graphic" style:name="style-294">
      <style:graphic-properties draw:fill="none" draw:stroke="solid" svg:stroke-color="#000000" draw:stroke-linejoin="miter" svg:stroke-opacity="100.0%" svg:stroke-width="0.18829691mm"/>
    </style:style>
    <style:style style:family="graphic" style:name="style-295">
      <style:graphic-properties draw:fill="none" draw:stroke="solid" svg:stroke-color="#000000" draw:stroke-linejoin="miter" svg:stroke-opacity="100.0%" svg:stroke-width="0.18829691mm"/>
    </style:style>
    <style:style style:family="graphic" style:name="style-296">
      <style:graphic-properties draw:fill="none" draw:stroke="solid" svg:stroke-color="#000000" draw:stroke-linejoin="miter" svg:stroke-opacity="100.0%" svg:stroke-width="0.18829691mm"/>
    </style:style>
    <style:style style:family="graphic" style:name="style-297">
      <style:graphic-properties draw:fill="none" draw:stroke="solid" svg:stroke-color="#000000" draw:stroke-linejoin="miter" svg:stroke-opacity="100.0%" svg:stroke-width="0.18829691mm"/>
    </style:style>
    <style:style style:family="graphic" style:name="style-298">
      <style:graphic-properties draw:fill="solid" draw:fill-color="#010101" draw:opacity="100.0%" draw:stroke="solid" svg:stroke-color="#010101" draw:stroke-linejoin="miter" svg:stroke-opacity="99.5199978351593%" svg:stroke-width="0.22361277mm"/>
    </style:style>
    <style:style style:family="graphic" style:name="style-299">
      <style:graphic-properties draw:fill="solid" draw:fill-color="#000000" draw:opacity="100.0%" draw:stroke="none"/>
    </style:style>
    <style:style style:family="graphic" style:name="style-300">
      <style:graphic-properties draw:fill="solid" draw:fill-color="#010101" draw:opacity="100.0%" draw:stroke="solid" svg:stroke-color="#010101" draw:stroke-linejoin="miter" svg:stroke-opacity="99.5199978351593%" svg:stroke-width="0.22361277mm"/>
    </style:style>
    <style:style style:family="graphic" style:name="style-301">
      <style:graphic-properties draw:fill="solid" draw:fill-color="#000000" draw:opacity="100.0%" draw:stroke="none"/>
    </style:style>
    <style:style style:family="graphic" style:name="style-302">
      <style:graphic-properties draw:auto-grow-width="true" draw:fill="none" fo:padding-bottom="0mm" fo:padding-left="0mm" fo:padding-right="0mm" fo:padding-top="0mm" draw:stroke="none"/>
    </style:style>
    <style:style style:family="paragraph" style:name="style-303">
      <style:text-properties fo:font-family="Bitstream Vera Sans" fo:font-size="8.639998pt" fo:font-style="italic" fo:font-variant="normal" fo:font-weight="normal"/>
    </style:style>
    <style:style style:family="graphic" style:name="style-304">
      <style:graphic-properties draw:auto-grow-width="true" draw:fill="none" fo:padding-bottom="0mm" fo:padding-left="0mm" fo:padding-right="0mm" fo:padding-top="0mm" draw:stroke="none"/>
    </style:style>
    <style:style style:family="paragraph" style:name="style-305">
      <style:text-properties fo:font-family="Bitstream Vera Sans" fo:font-size="8.639998pt" fo:font-style="italic" fo:font-variant="normal" fo:font-weight="normal"/>
    </style:style>
    <style:style style:family="graphic" style:name="style-306">
      <style:graphic-properties draw:auto-grow-width="true" draw:fill="none" fo:padding-bottom="0mm" fo:padding-left="0mm" fo:padding-right="0mm" fo:padding-top="0mm" draw:stroke="none"/>
    </style:style>
    <style:style style:family="paragraph" style:name="style-307">
      <style:text-properties fo:font-family="Bitstream Vera Sans" fo:font-size="8.639998pt" fo:font-style="italic" fo:font-variant="normal" fo:font-weight="normal"/>
    </style:style>
    <style:style style:family="graphic" style:name="style-308">
      <style:graphic-properties draw:auto-grow-width="true" draw:fill="none" fo:padding-bottom="0mm" fo:padding-left="0mm" fo:padding-right="0mm" fo:padding-top="0mm" draw:stroke="none"/>
    </style:style>
    <style:style style:family="paragraph" style:name="style-309">
      <style:text-properties fo:font-family="Bitstream Vera Sans" fo:font-size="8.639998pt" fo:font-style="italic" fo:font-variant="normal" fo:font-weight="normal"/>
    </style:style>
    <style:style style:family="graphic" style:name="style-310">
      <style:graphic-properties draw:auto-grow-width="true" draw:fill="none" fo:padding-bottom="0mm" fo:padding-left="0mm" fo:padding-right="0mm" fo:padding-top="0mm" draw:stroke="none"/>
    </style:style>
    <style:style style:family="paragraph" style:name="style-311">
      <style:text-properties fo:font-family="Bitstream Vera Sans" fo:font-size="8.639998pt" fo:font-style="italic" fo:font-variant="normal" fo:font-weight="normal"/>
    </style:style>
    <style:style style:family="graphic" style:name="style-312">
      <style:graphic-properties draw:auto-grow-width="true" draw:fill="none" fo:padding-bottom="0mm" fo:padding-left="0mm" fo:padding-right="0mm" fo:padding-top="0mm" draw:stroke="none"/>
    </style:style>
    <style:style style:family="paragraph" style:name="style-313">
      <style:text-properties fo:font-family="Bitstream Vera Sans" fo:font-size="8.639998pt" fo:font-style="italic" fo:font-variant="normal" fo:font-weight="normal"/>
    </style:style>
    <style:style style:family="graphic" style:name="style-314">
      <style:graphic-properties draw:auto-grow-width="true" draw:fill="none" fo:padding-bottom="0mm" fo:padding-left="0mm" fo:padding-right="0mm" fo:padding-top="0mm" draw:stroke="none"/>
    </style:style>
    <style:style style:family="paragraph" style:name="style-315">
      <style:text-properties fo:font-family="Bitstream Vera Sans" fo:font-size="8.639998pt" fo:font-style="italic" fo:font-variant="normal" fo:font-weight="normal"/>
    </style:style>
    <style:style style:family="graphic" style:name="style-316">
      <style:graphic-properties draw:auto-grow-width="true" draw:fill="none" fo:padding-bottom="0mm" fo:padding-left="0mm" fo:padding-right="0mm" fo:padding-top="0mm" draw:stroke="none"/>
    </style:style>
    <style:style style:family="paragraph" style:name="style-317">
      <style:text-properties fo:font-family="Bitstream Vera Sans" fo:font-size="8.639998pt" fo:font-style="italic" fo:font-variant="normal" fo:font-weight="normal"/>
    </style:style>
    <style:style style:family="graphic" style:name="style-318">
      <style:graphic-properties draw:auto-grow-width="true" draw:fill="none" fo:padding-bottom="0mm" fo:padding-left="0mm" fo:padding-right="0mm" fo:padding-top="0mm" draw:stroke="none"/>
    </style:style>
    <style:style style:family="paragraph" style:name="style-319">
      <style:text-properties fo:font-family="Bitstream Vera Sans" fo:font-size="8.639998pt" fo:font-style="italic" fo:font-variant="normal" fo:font-weight="normal"/>
    </style:style>
    <style:style style:family="graphic" style:name="style-320">
      <style:graphic-properties draw:fill="none" draw:stroke="solid" svg:stroke-color="#000000" draw:stroke-linejoin="miter" svg:stroke-opacity="100.0%" svg:stroke-width="0.18829691mm"/>
    </style:style>
    <style:style style:family="graphic" style:name="style-321">
      <style:graphic-properties draw:fill="none" draw:stroke="solid" svg:stroke-color="#000000" draw:stroke-linejoin="miter" svg:stroke-opacity="100.0%" svg:stroke-width="0.18829691mm"/>
    </style:style>
    <style:style style:family="graphic" style:name="style-322">
      <style:graphic-properties draw:auto-grow-width="true" draw:fill="none" fo:padding-bottom="0mm" fo:padding-left="0mm" fo:padding-right="0mm" fo:padding-top="0mm" draw:stroke="none"/>
    </style:style>
    <style:style style:family="paragraph" style:name="style-323">
      <style:text-properties fo:font-family="Bitstream Vera Sans" fo:font-size="11.519998pt" fo:font-style="italic" fo:font-variant="normal" fo:font-weight="normal"/>
    </style:style>
    <style:style style:family="graphic" style:name="style-324">
      <style:graphic-properties draw:auto-grow-width="true" draw:fill="none" fo:padding-bottom="0mm" fo:padding-left="0mm" fo:padding-right="0mm" fo:padding-top="0mm" draw:stroke="none"/>
    </style:style>
    <style:style style:family="paragraph" style:name="style-325">
      <style:text-properties fo:font-family="Bitstream Vera Sans" fo:font-size="11.519998pt" fo:font-style="italic" fo:font-variant="normal" fo:font-weight="normal"/>
    </style:style>
    <style:style style:family="graphic" style:name="style-326">
      <style:graphic-properties draw:auto-grow-width="true" draw:fill="none" fo:padding-bottom="0mm" fo:padding-left="0mm" fo:padding-right="0mm" fo:padding-top="0mm" draw:stroke="none"/>
    </style:style>
    <style:style style:family="paragraph" style:name="style-327">
      <style:text-properties fo:font-family="Bitstream Vera Sans" fo:font-size="11.519998pt" fo:font-style="italic" fo:font-variant="normal" fo:font-weight="normal"/>
    </style:style>
    <style:style style:family="graphic" style:name="style-328">
      <style:graphic-properties draw:auto-grow-width="true" draw:fill="none" fo:padding-bottom="0mm" fo:padding-left="0mm" fo:padding-right="0mm" fo:padding-top="0mm" draw:stroke="none"/>
    </style:style>
    <style:style style:family="paragraph" style:name="style-329">
      <style:text-properties fo:font-family="Bitstream Vera Sans" fo:font-size="11.519998pt" fo:font-style="italic" fo:font-variant="normal" fo:font-weight="normal"/>
    </style:style>
    <style:style style:family="graphic" style:name="style-330">
      <style:graphic-properties draw:auto-grow-width="true" draw:fill="none" fo:padding-bottom="0mm" fo:padding-left="0mm" fo:padding-right="0mm" fo:padding-top="0mm" draw:stroke="none"/>
    </style:style>
    <style:style style:family="paragraph" style:name="style-331">
      <style:text-properties fo:font-family="Bitstream Vera Sans" fo:font-size="11.519998pt" fo:font-style="italic" fo:font-variant="normal" fo:font-weight="normal"/>
    </style:style>
    <style:style style:family="graphic" style:name="style-332">
      <style:graphic-properties draw:auto-grow-width="true" draw:fill="none" fo:padding-bottom="0mm" fo:padding-left="0mm" fo:padding-right="0mm" fo:padding-top="0mm" draw:stroke="none"/>
    </style:style>
    <style:style style:family="paragraph" style:name="style-333">
      <style:text-properties fo:font-family="Bitstream Vera Sans" fo:font-size="11.519998pt" fo:font-style="italic" fo:font-variant="normal" fo:font-weight="normal"/>
    </style:style>
    <style:style style:family="graphic" style:name="style-334">
      <style:graphic-properties draw:auto-grow-width="true" draw:fill="none" fo:padding-bottom="0mm" fo:padding-left="0mm" fo:padding-right="0mm" fo:padding-top="0mm" draw:stroke="none"/>
    </style:style>
    <style:style style:family="paragraph" style:name="style-335">
      <style:text-properties fo:font-family="Bitstream Vera Sans" fo:font-size="11.519998pt" fo:font-style="italic" fo:font-variant="normal" fo:font-weight="normal"/>
    </style:style>
    <style:style style:family="graphic" style:name="style-336">
      <style:graphic-properties draw:auto-grow-width="true" draw:fill="none" fo:padding-bottom="0mm" fo:padding-left="0mm" fo:padding-right="0mm" fo:padding-top="0mm" draw:stroke="none"/>
    </style:style>
    <style:style style:family="paragraph" style:name="style-337">
      <style:text-properties fo:font-family="Bitstream Vera Sans" fo:font-size="11.519998pt" fo:font-style="italic" fo:font-variant="normal" fo:font-weight="normal"/>
    </style:style>
    <style:style style:family="graphic" style:name="style-338">
      <style:graphic-properties draw:auto-grow-width="true" draw:fill="none" fo:padding-bottom="0mm" fo:padding-left="0mm" fo:padding-right="0mm" fo:padding-top="0mm" draw:stroke="none"/>
    </style:style>
    <style:style style:family="paragraph" style:name="style-339">
      <style:text-properties fo:font-family="Bitstream Vera Sans" fo:font-size="11.519998pt" fo:font-style="italic" fo:font-variant="normal" fo:font-weight="normal"/>
    </style:style>
    <style:style style:family="graphic" style:name="style-340">
      <style:graphic-properties draw:auto-grow-width="true" draw:fill="none" fo:padding-bottom="0mm" fo:padding-left="0mm" fo:padding-right="0mm" fo:padding-top="0mm" draw:stroke="none"/>
    </style:style>
    <style:style style:family="paragraph" style:name="style-341">
      <style:text-properties fo:font-family="Bitstream Vera Sans" fo:font-size="11.519998pt" fo:font-style="italic" fo:font-variant="normal" fo:font-weight="normal"/>
    </style:style>
    <style:style style:family="graphic" style:name="style-342">
      <style:graphic-properties draw:auto-grow-width="true" draw:fill="none" fo:padding-bottom="0mm" fo:padding-left="0mm" fo:padding-right="0mm" fo:padding-top="0mm" draw:stroke="none"/>
    </style:style>
    <style:style style:family="paragraph" style:name="style-343">
      <style:text-properties fo:font-family="Bitstream Vera Sans" fo:font-size="11.519998pt" fo:font-style="italic" fo:font-variant="normal" fo:font-weight="normal"/>
    </style:style>
    <style:style style:family="graphic" style:name="style-344">
      <style:graphic-properties draw:auto-grow-width="true" draw:fill="none" fo:padding-bottom="0mm" fo:padding-left="0mm" fo:padding-right="0mm" fo:padding-top="0mm" draw:stroke="none"/>
    </style:style>
    <style:style style:family="paragraph" style:name="style-345">
      <style:text-properties fo:font-family="Bitstream Vera Sans" fo:font-size="11.519998pt" fo:font-style="italic" fo:font-variant="normal" fo:font-weight="normal"/>
    </style:style>
    <style:style style:family="graphic" style:name="style-346">
      <style:graphic-properties draw:auto-grow-width="true" draw:fill="none" fo:padding-bottom="0mm" fo:padding-left="0mm" fo:padding-right="0mm" fo:padding-top="0mm" draw:stroke="none"/>
    </style:style>
    <style:style style:family="paragraph" style:name="style-347">
      <style:text-properties fo:font-family="Bitstream Vera Sans" fo:font-size="11.519998pt" fo:font-style="italic" fo:font-variant="normal" fo:font-weight="normal"/>
    </style:style>
    <style:style style:family="graphic" style:name="style-348">
      <style:graphic-properties draw:auto-grow-width="true" draw:fill="none" fo:padding-bottom="0mm" fo:padding-left="0mm" fo:padding-right="0mm" fo:padding-top="0mm" draw:stroke="none"/>
    </style:style>
    <style:style style:family="paragraph" style:name="style-349">
      <style:text-properties fo:font-family="Bitstream Vera Sans" fo:font-size="8.639998pt" fo:font-style="italic" fo:font-variant="normal" fo:font-weight="normal"/>
    </style:style>
    <style:style style:family="graphic" style:name="style-350">
      <style:graphic-properties draw:fill="none" draw:stroke="solid" svg:stroke-color="#000000" draw:stroke-linejoin="miter" svg:stroke-opacity="100.0%" svg:stroke-width="0.18829691mm"/>
    </style:style>
    <style:style style:family="graphic" style:name="style-351">
      <style:graphic-properties draw:fill="none" draw:stroke="solid" svg:stroke-color="#000000" draw:stroke-linejoin="miter" svg:stroke-opacity="100.0%" svg:stroke-width="0.18829691mm"/>
    </style:style>
    <style:style style:family="graphic" style:name="style-352">
      <style:graphic-properties draw:auto-grow-width="true" draw:fill="none" fo:padding-bottom="0mm" fo:padding-left="0mm" fo:padding-right="0mm" fo:padding-top="0mm" draw:stroke="none"/>
    </style:style>
    <style:style style:family="paragraph" style:name="style-353">
      <style:text-properties fo:font-family="Bitstream Vera Sans" fo:font-size="8.639998pt" fo:font-style="italic" fo:font-variant="normal" fo:font-weight="normal"/>
    </style:style>
    <style:style style:family="graphic" style:name="style-354">
      <style:graphic-properties draw:fill="solid" draw:fill-color="#010101" draw:opacity="100.0%" draw:stroke="solid" svg:stroke-color="#010101" draw:stroke-linejoin="miter" svg:stroke-opacity="99.5199978351593%" svg:stroke-width="0.22361277mm"/>
    </style:style>
    <style:style style:family="graphic" style:name="style-355">
      <style:graphic-properties draw:fill="solid" draw:fill-color="#000000" draw:opacity="100.0%" draw:stroke="none"/>
    </style:style>
    <style:style style:family="graphic" style:name="style-356">
      <style:graphic-properties draw:fill="solid" draw:fill-color="#010101" draw:opacity="100.0%" draw:stroke="solid" svg:stroke-color="#010101" draw:stroke-linejoin="miter" svg:stroke-opacity="99.5199978351593%" svg:stroke-width="0.22361277mm"/>
    </style:style>
    <style:style style:family="graphic" style:name="style-357">
      <style:graphic-properties draw:fill="solid" draw:fill-color="#000000" draw:opacity="100.0%" draw:stroke="none"/>
    </style:style>
    <style:style style:family="graphic" style:name="style-358">
      <style:graphic-properties draw:auto-grow-width="true" draw:fill="none" fo:padding-bottom="0mm" fo:padding-left="0mm" fo:padding-right="0mm" fo:padding-top="0mm" draw:stroke="none"/>
    </style:style>
    <style:style style:family="paragraph" style:name="style-359">
      <style:text-properties fo:font-family="Bitstream Vera Sans" fo:font-size="8.639998pt" fo:font-style="italic" fo:font-variant="normal" fo:font-weight="normal"/>
    </style:style>
    <style:style style:family="graphic" style:name="style-360">
      <style:graphic-properties draw:auto-grow-width="true" draw:fill="none" fo:padding-bottom="0mm" fo:padding-left="0mm" fo:padding-right="0mm" fo:padding-top="0mm" draw:stroke="none"/>
    </style:style>
    <style:style style:family="paragraph" style:name="style-361">
      <style:text-properties fo:font-family="Bitstream Vera Sans" fo:font-size="8.639998pt" fo:font-style="italic" fo:font-variant="normal" fo:font-weight="normal"/>
    </style:style>
    <style:style style:family="graphic" style:name="style-362">
      <style:graphic-properties draw:auto-grow-width="true" draw:fill="none" fo:padding-bottom="0mm" fo:padding-left="0mm" fo:padding-right="0mm" fo:padding-top="0mm" draw:stroke="none"/>
    </style:style>
    <style:style style:family="paragraph" style:name="style-363">
      <style:text-properties fo:font-family="Bitstream Vera Sans" fo:font-size="8.639998pt" fo:font-style="italic" fo:font-variant="normal" fo:font-weight="normal"/>
    </style:style>
    <style:style style:family="graphic" style:name="style-364">
      <style:graphic-properties draw:auto-grow-width="true" draw:fill="none" fo:padding-bottom="0mm" fo:padding-left="0mm" fo:padding-right="0mm" fo:padding-top="0mm" draw:stroke="none"/>
    </style:style>
    <style:style style:family="paragraph" style:name="style-365">
      <style:text-properties fo:font-family="Bitstream Vera Sans" fo:font-size="11.519998pt" fo:font-style="italic" fo:font-variant="normal" fo:font-weight="normal"/>
    </style:style>
    <style:style style:family="graphic" style:name="style-366">
      <style:graphic-properties draw:auto-grow-width="true" draw:fill="none" fo:padding-bottom="0mm" fo:padding-left="0mm" fo:padding-right="0mm" fo:padding-top="0mm" draw:stroke="none"/>
    </style:style>
    <style:style style:family="paragraph" style:name="style-367">
      <style:text-properties fo:font-family="Bitstream Vera Sans" fo:font-size="8.639998pt" fo:font-style="italic" fo:font-variant="normal" fo:font-weight="normal"/>
    </style:style>
    <style:style style:family="graphic" style:name="style-368">
      <style:graphic-properties draw:auto-grow-width="true" draw:fill="none" fo:padding-bottom="0mm" fo:padding-left="0mm" fo:padding-right="0mm" fo:padding-top="0mm" draw:stroke="none"/>
    </style:style>
    <style:style style:family="paragraph" style:name="style-369">
      <style:text-properties fo:font-family="Bitstream Vera Sans" fo:font-size="11.519998pt" fo:font-style="italic" fo:font-variant="normal" fo:font-weight="normal"/>
    </style:style>
    <style:style style:family="graphic" style:name="style-370">
      <style:graphic-properties draw:auto-grow-width="true" draw:fill="none" fo:padding-bottom="0mm" fo:padding-left="0mm" fo:padding-right="0mm" fo:padding-top="0mm" draw:stroke="none"/>
    </style:style>
    <style:style style:family="paragraph" style:name="style-371">
      <style:text-properties fo:font-family="Bitstream Vera Sans" fo:font-size="8.639998pt" fo:font-style="italic" fo:font-variant="normal" fo:font-weight="normal"/>
    </style:style>
    <style:style style:family="graphic" style:name="style-372">
      <style:graphic-properties draw:auto-grow-width="true" draw:fill="none" fo:padding-bottom="0mm" fo:padding-left="0mm" fo:padding-right="0mm" fo:padding-top="0mm" draw:stroke="none"/>
    </style:style>
    <style:style style:family="paragraph" style:name="style-373">
      <style:text-properties fo:font-family="Bitstream Vera Sans" fo:font-size="11.519998pt" fo:font-style="italic" fo:font-variant="normal" fo:font-weight="normal"/>
    </style:style>
    <style:style style:family="graphic" style:name="style-374">
      <style:graphic-properties draw:fill="solid" draw:fill-color="#808080" draw:opacity="8.940000087022781%" draw:stroke="solid" svg:stroke-color="#000000" draw:stroke-linejoin="round" svg:stroke-opacity="100.0%" svg:stroke-width="0.17084764mm"/>
    </style:style>
    <style:style style:family="graphic" style:name="style-375">
      <style:graphic-properties draw:fill="solid" draw:fill-color="#808080" draw:opacity="8.940000087022781%" draw:stroke="solid" svg:stroke-color="#000000" draw:stroke-linejoin="round" svg:stroke-opacity="100.0%" svg:stroke-width="0.17084764mm"/>
    </style:style>
    <style:style style:family="graphic" style:name="style-376">
      <style:graphic-properties draw:fill="solid" draw:fill-color="#808080" draw:opacity="8.940000087022781%" draw:stroke="solid" svg:stroke-color="#000000" draw:stroke-linejoin="round" svg:stroke-opacity="100.0%" svg:stroke-width="0.17084764mm"/>
    </style:style>
    <style:style style:family="graphic" style:name="style-377">
      <style:graphic-properties draw:fill="solid" draw:fill-color="#808080" draw:opacity="8.940000087022781%" draw:stroke="solid" svg:stroke-color="#000000" draw:stroke-linejoin="round" svg:stroke-opacity="100.0%" svg:stroke-width="0.13836884mm"/>
    </style:style>
    <style:style style:family="graphic" style:name="style-378">
      <style:graphic-properties draw:auto-grow-width="true" draw:fill="none" fo:padding-bottom="0mm" fo:padding-left="0mm" fo:padding-right="0mm" fo:padding-top="0mm" draw:stroke="none"/>
    </style:style>
    <style:style style:family="paragraph" style:name="style-379">
      <style:text-properties fo:font-family="Bitstream Vera Sans" fo:font-size="11.519998pt" fo:font-style="italic" fo:font-variant="normal" fo:font-weight="normal"/>
    </style:style>
    <style:style style:family="graphic" style:name="style-380">
      <style:graphic-properties draw:auto-grow-width="true" draw:fill="none" fo:padding-bottom="0mm" fo:padding-left="0mm" fo:padding-right="0mm" fo:padding-top="0mm" draw:stroke="none"/>
    </style:style>
    <style:style style:family="paragraph" style:name="style-381">
      <style:text-properties fo:font-family="Bitstream Vera Sans" fo:font-size="8.639998pt" fo:font-style="italic" fo:font-variant="normal" fo:font-weight="normal"/>
    </style:style>
    <style:style style:family="graphic" style:name="style-382">
      <style:graphic-properties draw:fill="solid" draw:fill-color="#010101" draw:opacity="100.0%" draw:stroke="solid" svg:stroke-color="#010101" draw:stroke-linejoin="miter" svg:stroke-opacity="99.5199978351593%" svg:stroke-width="0.22361277mm"/>
    </style:style>
    <style:style style:family="graphic" style:name="style-383">
      <style:graphic-properties draw:fill="solid" draw:fill-color="#000000" draw:opacity="100.0%" draw:stroke="none"/>
    </style:style>
    <style:style style:family="graphic" style:name="style-384">
      <style:graphic-properties draw:fill="solid" draw:fill-color="#010101" draw:opacity="100.0%" draw:stroke="solid" svg:stroke-color="#010101" draw:stroke-linejoin="miter" svg:stroke-opacity="99.5199978351593%" svg:stroke-width="0.22361277mm"/>
    </style:style>
    <style:style style:family="graphic" style:name="style-385">
      <style:graphic-properties draw:fill="solid" draw:fill-color="#000000" draw:opacity="100.0%" draw:stroke="none"/>
    </style:style>
    <style:style style:family="graphic" style:name="style-386">
      <style:graphic-properties draw:fill="solid" draw:fill-color="#010101" draw:opacity="100.0%" draw:stroke="solid" svg:stroke-color="#010101" draw:stroke-linejoin="miter" svg:stroke-opacity="99.5199978351593%" svg:stroke-width="0.22361277mm"/>
    </style:style>
    <style:style style:family="graphic" style:name="style-387">
      <style:graphic-properties draw:fill="solid" draw:fill-color="#000000" draw:opacity="100.0%" draw:stroke="none"/>
    </style:style>
    <style:style style:family="graphic" style:name="style-388">
      <style:graphic-properties draw:fill="solid" draw:fill-color="#010101" draw:opacity="100.0%" draw:stroke="solid" svg:stroke-color="#010101" draw:stroke-linejoin="miter" svg:stroke-opacity="99.5199978351593%" svg:stroke-width="0.22361277mm"/>
    </style:style>
    <style:style style:family="graphic" style:name="style-389">
      <style:graphic-properties draw:fill="solid" draw:fill-color="#000000" draw:opacity="100.0%" draw:stroke="none"/>
    </style:style>
    <style:style style:family="graphic" style:name="style-390">
      <style:graphic-properties draw:fill="solid" draw:fill-color="#808080" draw:opacity="8.940000087022781%" draw:stroke="solid" svg:stroke-color="#000000" draw:stroke-linejoin="round" svg:stroke-opacity="100.0%" svg:stroke-width="0.120006174mm"/>
    </style:style>
  </office:automatic-styles>
  <office:body>
    <office:drawing>
      <draw:page draw:master-page-name="Default" draw:name="page1" draw:style-name="DP1">
        <draw:g draw:id="svg602">
          <draw:rect svg:height="81.95732mm" draw:style-name="style-2" svg:width="286.17328mm" svg:x="7.9586654mm" svg:y="22.013332mm"/>
          <draw:rect svg:height="11.853329mm" draw:style-name="style-3" svg:width="11.853329mm" svg:x="11.641663mm" svg:y="25.694164mm"/>
          <draw:rect svg:height="11.853326mm" draw:style-name="style-4" svg:width="11.853326mm" svg:x="35.983322mm" svg:y="25.69417mm"/>
          <draw:rect svg:height="11.853321mm" draw:style-name="style-5" svg:width="11.853321mm" svg:x="48.26mm" svg:y="25.694168mm"/>
          <draw:rect svg:height="11.853321mm" draw:style-name="style-6" svg:width="11.853321mm" svg:x="60.536663mm" svg:y="25.69417mm"/>
          <draw:rect svg:height="11.853321mm" draw:style-name="style-7" svg:width="11.853321mm" svg:x="72.813324mm" svg:y="25.69416mm"/>
          <draw:rect svg:height="11.853316mm" draw:style-name="style-8" svg:width="11.853321mm" svg:x="91.016655mm" svg:y="25.694166mm"/>
          <draw:rect svg:height="11.853316mm" draw:style-name="style-9" svg:width="11.853311mm" svg:x="103.293304mm" svg:y="25.69417mm"/>
          <draw:rect svg:height="11.853313mm" draw:style-name="style-10" svg:width="11.853311mm" svg:x="115.464134mm" svg:y="25.694159mm"/>
          <draw:rect svg:height="11.853313mm" draw:style-name="style-11" svg:width="11.853311mm" svg:x="127.63497mm" svg:y="25.694176mm"/>
          <draw:rect svg:height="11.853316mm" draw:style-name="style-12" svg:width="11.853321mm" svg:x="145.62663mm" svg:y="25.694168mm"/>
          <draw:rect svg:height="11.853313mm" draw:style-name="style-13" svg:width="11.853311mm" svg:x="157.90329mm" svg:y="25.69416mm"/>
          <draw:rect svg:height="11.853311mm" draw:style-name="style-14" svg:width="11.853311mm" svg:x="170.07411mm" svg:y="25.694174mm"/>
          <draw:rect svg:height="11.853311mm" draw:style-name="style-15" svg:width="11.853311mm" svg:x="182.24495mm" svg:y="25.694166mm"/>
          <draw:rect svg:height="11.853316mm" draw:style-name="style-16" svg:width="11.853311mm" svg:x="200.02495mm" svg:y="25.694168mm"/>
          <draw:rect svg:height="11.853313mm" draw:style-name="style-17" svg:width="11.853311mm" svg:x="212.30159mm" svg:y="25.69416mm"/>
          <draw:rect svg:height="11.853313mm" draw:style-name="style-18" svg:width="11.853311mm" svg:x="224.50624mm" svg:y="25.694178mm"/>
          <draw:rect svg:height="11.853313mm" draw:style-name="style-19" svg:width="11.853311mm" svg:x="242.59518mm" svg:y="40.029156mm"/>
          <draw:rect svg:height="11.853311mm" draw:style-name="style-20" svg:width="11.853311mm" svg:x="254.87184mm" svg:y="40.029152mm"/>
          <draw:rect svg:height="11.853308mm" draw:style-name="style-21" svg:width="11.853311mm" svg:x="267.03555mm" svg:y="40.02916mm"/>
          <draw:rect svg:height="11.853311mm" draw:style-name="style-22" svg:width="11.853311mm" svg:x="279.21347mm" svg:y="40.02915mm"/>
          <draw:rect svg:height="11.853316mm" draw:style-name="style-23" svg:width="11.853311mm" svg:x="242.59518mm" svg:y="52.355457mm"/>
          <draw:rect svg:height="11.853311mm" draw:style-name="style-24" svg:width="11.853311mm" svg:x="254.87184mm" svg:y="52.355457mm"/>
          <draw:rect svg:height="11.853311mm" draw:style-name="style-25" svg:width="11.853311mm" svg:x="267.03555mm" svg:y="52.35547mm"/>
          <draw:rect svg:height="11.853311mm" draw:style-name="style-26" svg:width="11.853311mm" svg:x="242.59515mm" svg:y="64.52514mm"/>
          <draw:rect svg:height="11.853311mm" draw:style-name="style-27" svg:width="11.853311mm" svg:x="254.87183mm" svg:y="64.52512mm"/>
          <draw:rect svg:height="11.853311mm" draw:style-name="style-28" svg:width="11.853311mm" svg:x="267.03555mm" svg:y="64.52514mm"/>
          <draw:rect svg:height="11.853311mm" draw:style-name="style-29" svg:width="11.853311mm" svg:x="242.59515mm" svg:y="76.732216mm"/>
          <draw:rect svg:height="11.853306mm" draw:style-name="style-30" svg:width="11.853311mm" svg:x="254.87183mm" svg:y="76.7322mm"/>
          <draw:rect svg:height="11.853311mm" draw:style-name="style-31" svg:width="11.853311mm" svg:x="267.03555mm" svg:y="76.732216mm"/>
          <draw:rect svg:height="11.853311mm" draw:style-name="style-32" svg:width="11.853311mm" svg:x="267.03555mm" svg:y="88.89145mm"/>
          <draw:rect svg:height="11.853311mm" draw:style-name="style-33" svg:width="11.853311mm" svg:x="157.90329mm" svg:y="40.02915mm"/>
          <draw:rect svg:height="11.853313mm" draw:style-name="style-34" svg:width="11.853311mm" svg:x="200.02492mm" svg:y="40.029156mm"/>
          <draw:rect svg:height="11.853311mm" draw:style-name="style-35" svg:width="11.853311mm" svg:x="212.30159mm" svg:y="40.02915mm"/>
          <draw:rect svg:height="11.853311mm" draw:style-name="style-36" svg:width="11.853311mm" svg:x="224.50621mm" svg:y="40.029163mm"/>
          <draw:rect svg:height="11.853329mm" draw:style-name="style-37" svg:width="11.853332mm" svg:x="11.64166mm" svg:y="40.029163mm"/>
          <draw:rect svg:height="11.853329mm" draw:style-name="style-38" svg:width="11.853326mm" svg:x="35.983322mm" svg:y="40.02915mm"/>
          <draw:rect svg:height="11.853324mm" draw:style-name="style-39" svg:width="11.853326mm" svg:x="48.26mm" svg:y="40.02916mm"/>
          <draw:rect svg:height="11.853324mm" draw:style-name="style-40" svg:width="11.853321mm" svg:x="60.536663mm" svg:y="40.02915mm"/>
          <draw:rect svg:height="11.853324mm" draw:style-name="style-41" svg:width="11.853321mm" svg:x="72.70749mm" svg:y="40.029156mm"/>
          <draw:rect svg:height="11.853316mm" draw:style-name="style-42" svg:width="11.853321mm" svg:x="145.73247mm" svg:y="40.029167mm"/>
          <draw:rect svg:height="11.853329mm" draw:style-name="style-43" svg:width="11.853329mm" svg:x="23.886166mm" svg:y="40.02915mm"/>
          <draw:rect svg:height="11.853329mm" draw:style-name="style-44" svg:width="11.853332mm" svg:x="84.86968mm" svg:y="40.02917mm"/>
          <draw:rect svg:height="11.853321mm" draw:style-name="style-45" svg:width="11.853321mm" svg:x="97.04052mm" svg:y="40.029152mm"/>
          <draw:rect svg:height="11.853321mm" draw:style-name="style-46" svg:width="11.853321mm" svg:x="109.317184mm" svg:y="40.029167mm"/>
          <draw:rect svg:height="11.853321mm" draw:style-name="style-47" svg:width="11.853321mm" svg:x="121.59385mm" svg:y="40.029156mm"/>
          <draw:rect svg:height="11.853318mm" draw:style-name="style-48" svg:width="11.853321mm" svg:x="133.64085mm" svg:y="40.02916mm"/>
          <draw:rect svg:height="11.853326mm" draw:style-name="style-49" svg:width="11.853326mm" svg:x="30.061338mm" svg:y="52.35547mm"/>
          <draw:rect svg:height="11.853326mm" draw:style-name="style-50" svg:width="11.853326mm" svg:x="54.455914mm" svg:y="52.35547mm"/>
          <draw:rect svg:height="11.853321mm" draw:style-name="style-51" svg:width="11.853321mm" svg:x="66.62675mm" svg:y="52.35546mm"/>
          <draw:rect svg:height="11.853321mm" draw:style-name="style-52" svg:width="11.853316mm" svg:x="78.90341mm" svg:y="52.355465mm"/>
          <draw:rect svg:height="11.853316mm" draw:style-name="style-53" svg:width="11.853321mm" svg:x="91.07424mm" svg:y="52.355457mm"/>
          <draw:rect svg:height="11.853311mm" draw:style-name="style-54" svg:width="11.853311mm" svg:x="164.09921mm" svg:y="52.35546mm"/>
          <draw:rect svg:height="11.853326mm" draw:style-name="style-55" svg:width="11.853324mm" svg:x="42.252926mm" svg:y="52.355465mm"/>
          <draw:rect svg:height="11.853321mm" draw:style-name="style-56" svg:width="11.853321mm" svg:x="103.23643mm" svg:y="52.355473mm"/>
          <draw:rect svg:height="11.853316mm" draw:style-name="style-57" svg:width="11.853321mm" svg:x="115.407265mm" svg:y="52.355453mm"/>
          <draw:rect svg:height="11.853316mm" draw:style-name="style-58" svg:width="11.853311mm" svg:x="127.68393mm" svg:y="52.35547mm"/>
          <draw:rect svg:height="11.853316mm" draw:style-name="style-59" svg:width="11.853311mm" svg:x="139.90767mm" svg:y="52.355457mm"/>
          <draw:rect svg:height="11.853311mm" draw:style-name="style-60" svg:width="11.853311mm" svg:x="152.0076mm" svg:y="52.35546mm"/>
          <draw:rect svg:height="11.853326mm" draw:style-name="style-61" svg:width="11.853326mm" svg:x="33.56328mm" svg:y="64.59995mm"/>
          <draw:rect svg:height="11.853321mm" draw:style-name="style-62" svg:width="11.853326mm" svg:x="58.01077mm" svg:y="64.59996mm"/>
          <draw:rect svg:height="11.853321mm" draw:style-name="style-63" svg:width="11.853321mm" svg:x="70.1816mm" svg:y="64.59995mm"/>
          <draw:rect svg:height="11.853316mm" draw:style-name="style-64" svg:width="11.853321mm" svg:x="82.45827mm" svg:y="64.59996mm"/>
          <draw:rect svg:height="11.853316mm" draw:style-name="style-65" svg:width="11.853321mm" svg:x="94.62909mm" svg:y="64.59996mm"/>
          <draw:rect svg:height="11.853311mm" draw:style-name="style-66" svg:width="11.853321mm" svg:x="167.54823mm" svg:y="64.59995mm"/>
          <draw:rect svg:height="11.853321mm" draw:style-name="style-67" svg:width="11.853326mm" svg:x="45.807785mm" svg:y="64.59996mm"/>
          <draw:rect svg:height="11.853321mm" draw:style-name="style-68" svg:width="11.853321mm" svg:x="106.79128mm" svg:y="64.59995mm"/>
          <draw:rect svg:height="11.853316mm" draw:style-name="style-69" svg:width="11.853311mm" svg:x="118.90921mm" svg:y="64.59996mm"/>
          <draw:rect svg:height="11.853316mm" draw:style-name="style-70" svg:width="11.853311mm" svg:x="131.08003mm" svg:y="64.59995mm"/>
          <draw:rect svg:height="11.853311mm" draw:style-name="style-71" svg:width="11.853311mm" svg:x="143.25085mm" svg:y="64.599976mm"/>
          <draw:rect svg:height="11.853311mm" draw:style-name="style-72" svg:width="11.853311mm" svg:x="155.4037mm" svg:y="64.59996mm"/>
          <draw:rect svg:height="11.853321mm" draw:style-name="style-73" svg:width="11.853324mm" svg:x="27.638523mm" svg:y="76.84445mm"/>
          <draw:rect svg:height="11.853321mm" draw:style-name="style-74" svg:width="11.853321mm" svg:x="51.98018mm" svg:y="76.84444mm"/>
          <draw:rect svg:height="11.853321mm" draw:style-name="style-75" svg:width="11.853316mm" svg:x="64.25685mm" svg:y="76.84445mm"/>
          <draw:rect svg:height="11.853311mm" draw:style-name="style-76" svg:width="11.853311mm" svg:x="76.53351mm" svg:y="76.84444mm"/>
          <draw:rect svg:height="11.853316mm" draw:style-name="style-77" svg:width="11.853311mm" svg:x="88.70433mm" svg:y="76.84445mm"/>
          <draw:rect svg:height="11.853321mm" draw:style-name="style-78" svg:width="11.853321mm" svg:x="39.883026mm" svg:y="76.84444mm"/>
          <draw:rect svg:height="11.853316mm" draw:style-name="style-79" svg:width="11.853321mm" svg:x="100.866516mm" svg:y="76.84445mm"/>
          <draw:rect svg:height="11.853311mm" draw:style-name="style-80" svg:width="11.853311mm" svg:x="113.03736mm" svg:y="76.844444mm"/>
          <draw:rect svg:height="11.853316mm" draw:style-name="style-81" svg:width="11.853311mm" svg:x="125.20818mm" svg:y="76.84445mm"/>
          <draw:rect svg:height="11.853316mm" draw:style-name="style-82" svg:width="11.853311mm" svg:x="137.43193mm" svg:y="76.84445mm"/>
          <draw:rect svg:height="11.853316mm" draw:style-name="style-83" svg:width="11.853311mm" svg:x="149.58476mm" svg:y="76.84445mm"/>
          <draw:rect svg:height="11.853311mm" draw:style-name="style-84" svg:width="11.853311mm" svg:x="200.02492mm" svg:y="52.355457mm"/>
          <draw:rect svg:height="11.853311mm" draw:style-name="style-85" svg:width="11.853311mm" svg:x="212.30157mm" svg:y="52.355465mm"/>
          <draw:rect svg:height="11.853311mm" draw:style-name="style-86" svg:width="11.853311mm" svg:x="224.50621mm" svg:y="52.355457mm"/>
          <draw:rect svg:height="11.853311mm" draw:style-name="style-87" svg:width="11.853311mm" svg:x="200.0249mm" svg:y="89.10311mm"/>
          <draw:rect svg:height="11.853311mm" draw:style-name="style-88" svg:width="11.853311mm" svg:x="212.30157mm" svg:y="89.10313mm"/>
          <draw:rect svg:height="11.853311mm" draw:style-name="style-89" svg:width="11.853311mm" svg:x="224.5062mm" svg:y="89.10313mm"/>
          <draw:rect svg:height="11.853311mm" draw:style-name="style-90" svg:width="11.853311mm" svg:x="212.30154mm" svg:y="76.844444mm"/>
          <draw:rect svg:height="11.853311mm" draw:style-name="style-91" svg:width="32.589966mm" svg:x="161.70573mm" svg:y="76.844444mm"/>
          <draw:rect svg:height="11.853311mm" draw:style-name="style-92" svg:width="18.173048mm" svg:x="176.12836mm" svg:y="89.10311mm"/>
          <draw:rect svg:height="11.853311mm" draw:style-name="style-93" svg:width="18.173048mm" svg:x="145.9121mm" svg:y="89.10313mm"/>
          <draw:rect svg:height="11.853311mm" draw:style-name="style-94" svg:width="18.173054mm" svg:x="42.031303mm" svg:y="89.10313mm"/>
          <draw:rect svg:height="11.853311mm" draw:style-name="style-95" svg:width="85.12283mm" svg:x="60.503883mm" svg:y="89.10311mm"/>
          <draw:rect svg:height="11.853311mm" draw:style-name="style-96" svg:width="18.17305mm" svg:x="11.617539mm" svg:y="89.10311mm"/>
          <draw:rect svg:height="11.853306mm" draw:style-name="style-97" svg:width="18.173048mm" svg:x="11.617545mm" svg:y="52.35546mm"/>
          <draw:rect svg:height="11.8533mm" draw:style-name="style-98" svg:width="15.605647mm" svg:x="11.61755mm" svg:y="76.84445mm"/>
          <draw:rect svg:height="11.8533mm" draw:style-name="style-99" svg:width="21.53041mm" svg:x="11.617555mm" svg:y="64.59996mm"/>
          <draw:frame svg:height="2.266156mm" draw:style-name="style-100" svg:width="5.0656123mm" svg:x="14.164132mm" svg:y="30.850897mm">
            <draw:text-box>
              <text:p text:style-name="style-101"><text:span>Esc</text:span></text:p>
            </draw:text-box>
          </draw:frame>
          <draw:frame svg:height="2.896195mm" draw:style-name="style-102" svg:width="6.1828156mm" svg:x="13.189889mm" svg:y="90.46637mm">
            <draw:text-box>
              <text:p text:style-name="style-103"><text:span>Strg</text:span></text:p>
            </draw:text-box>
          </draw:frame>
          <draw:frame svg:height="2.3157651mm" draw:style-name="style-104" svg:width="4.3834834mm" svg:x="43.423084mm" svg:y="90.41281mm">
            <draw:text-box>
              <text:p text:style-name="style-105"><text:span>Alt</text:span></text:p>
            </draw:text-box>
          </draw:frame>
          <draw:frame svg:height="2.3594215mm" draw:style-name="style-106" svg:width="9.031385mm" svg:x="147.25327mm" svg:y="90.84241mm">
            <draw:text-box>
              <text:p text:style-name="style-107"><text:span>Alt Gr</text:span></text:p>
            </draw:text-box>
          </draw:frame>
          <draw:frame svg:height="2.896195mm" draw:style-name="style-108" svg:width="6.1828156mm" svg:x="177.70071mm" svg:y="90.46637mm">
            <draw:text-box>
              <text:p text:style-name="style-109"><text:span>Strg</text:span></text:p>
            </draw:text-box>
          </draw:frame>
          <draw:frame svg:height="2.963333mm" draw:style-name="style-110" svg:width="1.772708mm" svg:x="25.701036mm" svg:y="48.06416mm">
            <draw:text-box>
              <text:p text:style-name="style-111"><text:span>1</text:span></text:p>
            </draw:text-box>
          </draw:frame>
          <draw:frame svg:height="2.963333mm" draw:style-name="style-112" svg:width="0.9789582mm" svg:x="25.824068mm" svg:y="41.258476mm">
            <draw:text-box>
              <text:p text:style-name="style-113"><text:span>!</text:span></text:p>
            </draw:text-box>
          </draw:frame>
          <draw:frame svg:height="3.0162494mm" draw:style-name="style-114" svg:width="2.3177495mm" svg:x="37.615627mm" svg:y="48.01123mm">
            <draw:text-box>
              <text:p text:style-name="style-115"><text:span>2</text:span></text:p>
            </draw:text-box>
          </draw:frame>
          <draw:frame svg:height="1.1019894mm" draw:style-name="style-116" svg:width="1.0874373mm" svg:x="37.991333mm" svg:y="41.25847mm">
            <draw:text-box>
              <text:p text:style-name="style-117"><text:span>"</text:span></text:p>
            </draw:text-box>
          </draw:frame>
          <text:span>  </text:span>
          <draw:frame svg:height="3.074458mm" draw:style-name="style-118" svg:width="2.3164268mm" svg:x="49.63124mm" svg:y="48.01123mm">
            <draw:text-box>
              <text:p text:style-name="style-119"><text:span>3</text:span></text:p>
            </draw:text-box>
          </draw:frame>
          <text:span>  </text:span>
          <text:span>  </text:span>
          <draw:frame svg:height="2.963333mm" draw:style-name="style-120" svg:width="2.2224996mm" svg:x="62.17466mm" svg:y="48.064148mm">
            <draw:text-box>
              <text:p text:style-name="style-121"><text:span>4</text:span></text:p>
            </draw:text-box>
          </draw:frame>
          <draw:frame svg:height="3.685645mm" draw:style-name="style-122" svg:width="2.1814892mm" svg:x="62.235516mm" svg:y="41.134113mm">
            <draw:text-box>
              <text:p text:style-name="style-123"><text:span>$</text:span></text:p>
            </draw:text-box>
          </draw:frame>
          <draw:frame svg:height="3.021541mm" draw:style-name="style-124" svg:width="2.279385mm" svg:x="74.10029mm" svg:y="48.064148mm">
            <draw:text-box>
              <text:p text:style-name="style-125"><text:span>5</text:span></text:p>
            </draw:text-box>
          </draw:frame>
          <draw:frame svg:height="3.074458mm" draw:style-name="style-126" svg:width="3.1220827mm" svg:x="74.38737mm" svg:y="41.20555mm">
            <draw:text-box>
              <text:p text:style-name="style-127"><text:span>%</text:span></text:p>
            </draw:text-box>
          </draw:frame>
          <draw:frame svg:height="3.074458mm" draw:style-name="style-128" svg:width="2.1484215mm" svg:x="86.28325mm" svg:y="48.01123mm">
            <draw:text-box>
              <text:p text:style-name="style-129"><text:span>6</text:span></text:p>
            </draw:text-box>
          </draw:frame>
          <draw:frame svg:height="3.074458mm" draw:style-name="style-130" svg:width="2.8006194mm" svg:x="86.2171mm" svg:y="41.20555mm">
            <draw:text-box>
              <text:p text:style-name="style-131"><text:span>&amp;</text:span></text:p>
            </draw:text-box>
          </draw:frame>
          <draw:frame svg:height="2.963333mm" draw:style-name="style-132" svg:width="2.1709058mm" svg:x="98.775mm" svg:y="48.064148mm">
            <draw:text-box>
              <text:p text:style-name="style-133"><text:span>7</text:span></text:p>
            </draw:text-box>
          </draw:frame>
          <draw:frame svg:height="3.340364mm" draw:style-name="style-134" svg:width="2.0319996mm" svg:x="98.10031mm" svg:y="41.25847mm">
            <draw:text-box>
              <text:p text:style-name="style-135"><text:span>/</text:span></text:p>
            </draw:text-box>
          </draw:frame>
          <draw:frame svg:height="3.750468mm" draw:style-name="style-136" svg:width="1.9671768mm" svg:x="105.15316mm" svg:y="47.532616mm">
            <draw:text-box>
              <text:p text:style-name="style-137"><text:span>{</text:span></text:p>
            </draw:text-box>
          </draw:frame>
          <draw:frame svg:height="3.074458mm" draw:style-name="style-138" svg:width="2.2740934mm" svg:x="111.23698mm" svg:y="48.01123mm">
            <draw:text-box>
              <text:p text:style-name="style-139"><text:span>8</text:span></text:p>
            </draw:text-box>
          </draw:frame>
          <draw:frame svg:height="3.6194994mm" draw:style-name="style-140" svg:width="1.4208122mm" svg:x="111.415565mm" svg:y="41.13808mm">
            <draw:text-box>
              <text:p text:style-name="style-141"><text:span>(</text:span></text:p>
            </draw:text-box>
          </draw:frame>
          <draw:frame svg:height="3.6234682mm" draw:style-name="style-142" svg:width="1.5438435mm" svg:x="117.527824mm" svg:y="47.532616mm">
            <draw:text-box>
              <text:p text:style-name="style-143"><text:span>[</text:span></text:p>
            </draw:text-box>
          </draw:frame>
          <draw:frame svg:height="3.074458mm" draw:style-name="style-144" svg:width="2.155031mm" svg:x="123.30413mm" svg:y="48.01123mm">
            <draw:text-box>
              <text:p text:style-name="style-145"><text:span>9</text:span></text:p>
            </draw:text-box>
          </draw:frame>
          <draw:frame svg:height="3.6194994mm" draw:style-name="style-146" svg:width="1.4234581mm" svg:x="122.87286mm" svg:y="41.13808mm">
            <draw:text-box>
              <text:p text:style-name="style-147"><text:span>)</text:span></text:p>
            </draw:text-box>
          </draw:frame>
          <draw:frame svg:height="3.6234682mm" draw:style-name="style-148" svg:width="1.5438435mm" svg:x="129.23383mm" svg:y="47.532616mm">
            <draw:text-box>
              <text:p text:style-name="style-149"><text:span>]</text:span></text:p>
            </draw:text-box>
          </draw:frame>
          <draw:frame svg:height="3.074458mm" draw:style-name="style-150" svg:width="2.1788435mm" svg:x="135.35144mm" svg:y="48.01123mm">
            <draw:text-box>
              <text:p text:style-name="style-151"><text:span>0</text:span></text:p>
            </draw:text-box>
          </draw:frame>
          <draw:frame svg:height="1.1469686mm" draw:style-name="style-152" svg:width="2.5439684mm" svg:x="135.5803mm" svg:y="42.37633mm">
            <draw:text-box>
              <text:p text:style-name="style-153"><text:span>=</text:span></text:p>
            </draw:text-box>
          </draw:frame>
          <draw:frame svg:height="3.750468mm" draw:style-name="style-154" svg:width="1.9684997mm" svg:x="141.4399mm" svg:y="47.532616mm">
            <draw:text-box>
              <text:p text:style-name="style-155"><text:span>}</text:span></text:p>
            </draw:text-box>
          </draw:frame>
          <text:span>  </text:span>
          <draw:frame svg:height="3.0162494mm" draw:style-name="style-156" svg:width="1.5782393mm" svg:x="147.55157mm" svg:y="41.20555mm">
            <draw:text-box>
              <text:p text:style-name="style-157"><text:span>?</text:span></text:p>
            </draw:text-box>
          </draw:frame>
          <draw:frame svg:height="3.340364mm" draw:style-name="style-158" svg:width="0.72098947mm" svg:x="153.65987mm" svg:y="47.65697mm">
            <draw:text-box>
              <text:p text:style-name="style-159"><text:span>\</text:span></text:p>
            </draw:text-box>
          </draw:frame>
          <draw:frame svg:height="0.7421557mm" draw:style-name="style-160" draw:transform="rotate(1.832608247533287) translate(159.70306mm,48.49365mm)" svg:width="0.8056556mm">
            <draw:text-box>
              <text:p text:style-name="style-161"><text:span>`</text:span></text:p>
            </draw:text-box>
          </draw:frame>
          <draw:frame svg:height="0.74215615mm" draw:style-name="style-162" svg:width="0.80565614mm" svg:x="159.74178mm" svg:y="41.81806mm">
            <draw:text-box>
              <text:p text:style-name="style-163"><text:span>`</text:span></text:p>
            </draw:text-box>
          </draw:frame>
          <draw:frame svg:height="1.1059581mm" draw:style-name="style-164" svg:width="2.5439684mm" svg:x="13.910357mm" svg:y="48.06416mm">
            <draw:text-box>
              <text:p text:style-name="style-165"><text:span>^</text:span></text:p>
            </draw:text-box>
          </draw:frame>
          <text:span>  </text:span>
          <draw:frame svg:height="3.5401244mm" draw:style-name="style-166" svg:width="2.8694057mm" svg:x="31.620527mm" svg:y="53.699074mm">
            <draw:text-box>
              <text:p text:style-name="style-167"><text:span>Q</text:span></text:p>
            </draw:text-box>
          </draw:frame>
          <draw:frame svg:height="2.963333mm" draw:style-name="style-168" svg:width="3.754437mm" svg:x="43.88966mm" svg:y="53.751972mm">
            <draw:text-box>
              <text:p text:style-name="style-169"><text:span>W</text:span></text:p>
            </draw:text-box>
          </draw:frame>
          <draw:frame svg:height="2.963333mm" draw:style-name="style-170" svg:width="2.4500413mm" svg:x="55.73727mm" svg:y="53.75198mm">
            <draw:text-box>
              <text:p text:style-name="style-171"><text:span>E</text:span></text:p>
            </draw:text-box>
          </draw:frame>
          <draw:frame svg:height="2.963333mm" draw:style-name="style-172" svg:width="2.329656mm" svg:x="68.10871mm" svg:y="53.75198mm">
            <draw:text-box>
              <text:p text:style-name="style-173"><text:span>R</text:span></text:p>
            </draw:text-box>
          </draw:frame>
          <draw:frame svg:height="2.963333mm" draw:style-name="style-174" svg:width="2.5717494mm" svg:x="80.19706mm" svg:y="53.75198mm">
            <draw:text-box>
              <text:p text:style-name="style-175"><text:span>T</text:span></text:p>
            </draw:text-box>
          </draw:frame>
          <draw:frame svg:height="2.963333mm" draw:style-name="style-176" svg:width="2.9474578mm" svg:x="91.6233mm" svg:y="53.75198mm">
            <draw:text-box>
              <text:p text:style-name="style-177"><text:span>Z</text:span></text:p>
            </draw:text-box>
          </draw:frame>
          <draw:frame svg:height="3.021541mm" draw:style-name="style-178" svg:width="2.660385mm" svg:x="104.638916mm" svg:y="53.75198mm">
            <draw:text-box>
              <text:p text:style-name="style-179"><text:span>U</text:span></text:p>
            </draw:text-box>
          </draw:frame>
          <draw:frame svg:height="2.963333mm" draw:style-name="style-180" svg:width="0.9802811mm" svg:x="117.11015mm" svg:y="53.75198mm">
            <draw:text-box>
              <text:p text:style-name="style-181"><text:span>I</text:span></text:p>
            </draw:text-box>
          </draw:frame>
          <draw:frame svg:height="3.074458mm" draw:style-name="style-182" svg:width="2.8733745mm" svg:x="129.18657mm" svg:y="53.699066mm">
            <draw:text-box>
              <text:p text:style-name="style-183"><text:span>O</text:span></text:p>
            </draw:text-box>
          </draw:frame>
          <draw:frame svg:height="2.963333mm" draw:style-name="style-184" svg:width="2.3336246mm" svg:x="141.10425mm" svg:y="53.75198mm">
            <draw:text-box>
              <text:p text:style-name="style-185"><text:span>P</text:span></text:p>
            </draw:text-box>
          </draw:frame>
          <text:span>  </text:span>
          <draw:frame svg:height="2.5479372mm" draw:style-name="style-186" svg:width="2.5439684mm" svg:x="165.4046mm" svg:y="60.97306mm">
            <draw:text-box>
              <text:p text:style-name="style-187"><text:span>+</text:span></text:p>
            </draw:text-box>
          </draw:frame>
          <draw:frame svg:height="1.853406mm" draw:style-name="style-188" svg:width="1.7899059mm" svg:x="165.09505mm" svg:y="54.18534mm">
            <draw:text-box>
              <text:p text:style-name="style-189"><text:span>*</text:span></text:p>
            </draw:text-box>
          </draw:frame>
          <draw:frame svg:height="0.69453114mm" draw:style-name="style-190" svg:width="2.5439684mm" svg:x="172.21036mm" svg:y="61.655964mm">
            <draw:text-box>
              <text:p text:style-name="style-191"><text:span>~</text:span></text:p>
            </draw:text-box>
          </draw:frame>
          <draw:frame svg:height="2.963333mm" draw:style-name="style-192" svg:width="2.7172704mm" svg:x="35.317356mm" svg:y="65.90909mm">
            <draw:text-box>
              <text:p text:style-name="style-193"><text:span>A</text:span></text:p>
            </draw:text-box>
          </draw:frame>
          <draw:frame svg:height="3.074458mm" draw:style-name="style-194" svg:width="2.4275517mm" svg:x="47.6553mm" svg:y="65.85614mm">
            <draw:text-box>
              <text:p text:style-name="style-195"><text:span>S</text:span></text:p>
            </draw:text-box>
          </draw:frame>
          <draw:frame svg:height="2.963333mm" draw:style-name="style-196" svg:width="2.8257496mm" svg:x="59.87068mm" svg:y="65.909065mm">
            <draw:text-box>
              <text:p text:style-name="style-197"><text:span>D</text:span></text:p>
            </draw:text-box>
          </draw:frame>
          <draw:frame svg:height="2.963333mm" draw:style-name="style-198" svg:width="2.2754164mm" svg:x="72.24212mm" svg:y="65.909065mm">
            <draw:text-box>
              <text:p text:style-name="style-199"><text:span>F</text:span></text:p>
            </draw:text-box>
          </draw:frame>
          <draw:frame svg:height="3.074458mm" draw:style-name="style-200" svg:width="2.7648902mm" svg:x="84.33841mm" svg:y="65.85615mm">
            <draw:text-box>
              <text:p text:style-name="style-201"><text:span>G</text:span></text:p>
            </draw:text-box>
          </draw:frame>
          <draw:frame svg:height="2.963333mm" draw:style-name="style-202" svg:width="2.8376558mm" svg:x="95.95644mm" svg:y="65.909065mm">
            <draw:text-box>
              <text:p text:style-name="style-203"><text:span>H</text:span></text:p>
            </draw:text-box>
          </draw:frame>
          <draw:frame svg:height="3.7769265mm" draw:style-name="style-204" svg:width="1.7488955mm" svg:x="107.868744mm" svg:y="65.909065mm">
            <draw:text-box>
              <text:p text:style-name="style-205"><text:span>J</text:span></text:p>
            </draw:text-box>
          </draw:frame>
          <draw:frame svg:height="2.963333mm" draw:style-name="style-206" svg:width="2.8257496mm" svg:x="121.19062mm" svg:y="65.909065mm">
            <draw:text-box>
              <text:p text:style-name="style-207"><text:span>K</text:span></text:p>
            </draw:text-box>
          </draw:frame>
          <draw:frame svg:height="2.963333mm" draw:style-name="style-208" svg:width="1.9102913mm" svg:x="133.10829mm" svg:y="65.909065mm">
            <draw:text-box>
              <text:p text:style-name="style-209"><text:span>L</text:span></text:p>
            </draw:text-box>
          </draw:frame>
          <text:span>  </text:span>
          <text:span>  </text:span>
          <draw:frame svg:height="2.9170308mm" draw:style-name="style-210" svg:width="2.8574996mm" svg:x="169.28531mm" svg:y="72.76106mm">
            <draw:text-box>
              <text:p text:style-name="style-211"><text:span>#</text:span></text:p>
            </draw:text-box>
          </draw:frame>
          <draw:frame svg:height="1.1019894mm" draw:style-name="style-212" svg:width="0.3373437mm" svg:x="169.39247mm" svg:y="66.39535mm">
            <draw:text-box>
              <text:p text:style-name="style-213"><text:span>'</text:span></text:p>
            </draw:text-box>
          </draw:frame>
          <draw:frame svg:height="2.1748745mm" draw:style-name="style-214" svg:width="2.5439684mm" svg:x="29.643911mm" svg:y="78.668106mm">
            <draw:text-box>
              <text:p text:style-name="style-215"><text:span>&gt;</text:span></text:p>
            </draw:text-box>
          </draw:frame>
          <draw:frame svg:height="2.963333mm" draw:style-name="style-216" svg:width="2.4897287mm" svg:x="41.56646mm" svg:y="78.06615mm">
            <draw:text-box>
              <text:p text:style-name="style-217"><text:span>Y</text:span></text:p>
            </draw:text-box>
          </draw:frame>
          <draw:frame svg:height="2.963333mm" draw:style-name="style-218" svg:width="3.0321245mm" svg:x="53.158756mm" svg:y="78.066154mm">
            <draw:text-box>
              <text:p text:style-name="style-219"><text:span>X</text:span></text:p>
            </draw:text-box>
          </draw:frame>
          <draw:frame svg:height="3.074458mm" draw:style-name="style-220" svg:width="2.6537704mm" svg:x="65.98131mm" svg:y="78.01324mm">
            <draw:text-box>
              <text:p text:style-name="style-221"><text:span>C</text:span></text:p>
            </draw:text-box>
          </draw:frame>
          <draw:frame svg:height="2.963333mm" draw:style-name="style-222" svg:width="2.6987495mm" svg:x="78.15168mm" svg:y="78.066154mm">
            <draw:text-box>
              <text:p text:style-name="style-223"><text:span>V</text:span></text:p>
            </draw:text-box>
          </draw:frame>
          <draw:frame svg:height="2.963333mm" draw:style-name="style-224" svg:width="2.4301975mm" svg:x="89.63474mm" svg:y="78.066154mm">
            <draw:text-box>
              <text:p text:style-name="style-225"><text:span>B</text:span></text:p>
            </draw:text-box>
          </draw:frame>
          <draw:frame svg:height="2.963333mm" draw:style-name="style-226" svg:width="2.8217807mm" svg:x="102.3236mm" svg:y="78.066154mm">
            <draw:text-box>
              <text:p text:style-name="style-227"><text:span>N</text:span></text:p>
            </draw:text-box>
          </draw:frame>
          <draw:frame svg:height="2.963333mm" draw:style-name="style-228" svg:width="3.2874475mm" svg:x="114.92184mm" svg:y="78.066154mm">
            <draw:text-box>
              <text:p text:style-name="style-229"><text:span>M</text:span></text:p>
            </draw:text-box>
          </draw:frame>
          <draw:frame svg:height="2.5743954mm" draw:style-name="style-230" svg:width="1.0821457mm" svg:x="126.73367mm" svg:y="78.927376mm">
            <draw:text-box>
              <text:p text:style-name="style-231"><text:span>;</text:span></text:p>
            </draw:text-box>
          </draw:frame>
          <draw:frame svg:height="2.1021142mm" draw:style-name="style-232" svg:width="0.8294686mm" svg:x="138.91063mm" svg:y="78.927376mm">
            <draw:text-box>
              <text:p text:style-name="style-233"><text:span>:</text:span></text:p>
            </draw:text-box>
          </draw:frame>
          <draw:frame svg:height="0.28442705mm" draw:style-name="style-234" svg:width="2.1113746mm" svg:x="150.56308mm" svg:y="79.02967mm">
            <draw:text-box>
              <text:p text:style-name="style-235"><text:span>_</text:span></text:p>
            </draw:text-box>
          </draw:frame>
          <draw:frame svg:height="2.1748745mm" draw:style-name="style-236" svg:width="2.5439684mm" svg:x="29.58099mm" svg:y="84.89412mm">
            <draw:text-box>
              <text:p text:style-name="style-237"><text:span>&lt;</text:span></text:p>
            </draw:text-box>
          </draw:frame>
          <text:span>  </text:span>
          <draw:frame svg:height="0.97631234mm" draw:style-name="style-238" svg:width="0.7725832mm" svg:x="126.678734mm" svg:y="86.75149mm">
            <draw:text-box>
              <text:p text:style-name="style-239"><text:span>,</text:span></text:p>
            </draw:text-box>
          </draw:frame>
          <draw:frame svg:height="0.5040312mm" draw:style-name="style-240" svg:width="0.5159374mm" svg:x="138.87422mm" svg:y="86.75149mm">
            <draw:text-box>
              <text:p text:style-name="style-241"><text:span>.</text:span></text:p>
            </draw:text-box>
          </draw:frame>
          <draw:frame svg:height="0.32543746mm" draw:style-name="style-242" svg:width="1.1350623mm" svg:x="150.72246mm" svg:y="85.978905mm">
            <draw:text-box>
              <text:p text:style-name="style-243"><text:span>-</text:span></text:p>
            </draw:text-box>
          </draw:frame>
          <draw:frame svg:height="4.0653224mm" draw:style-name="style-244" svg:width="0.3373437mm" svg:x="36.95988mm" svg:y="83.41991mm">
            <draw:text-box>
              <text:p text:style-name="style-245"><text:span>|</text:span></text:p>
            </draw:text-box>
          </draw:frame>
          <draw:frame svg:height="2.2224996mm" draw:style-name="style-246" svg:width="3.1492026mm" svg:x="37.295845mm" svg:y="28.38232mm">
            <draw:text-box>
              <text:p text:style-name="style-247"><text:span>F1</text:span></text:p>
            </draw:text-box>
          </draw:frame>
          <draw:frame svg:height="2.262187mm" draw:style-name="style-248" svg:width="3.421062mm" svg:x="49.392998mm" svg:y="28.342611mm">
            <draw:text-box>
              <text:p text:style-name="style-249"><text:span>F2</text:span></text:p>
            </draw:text-box>
          </draw:frame>
          <draw:frame svg:height="2.3058434mm" draw:style-name="style-250" svg:width="3.4141166mm" svg:x="61.416557mm" svg:y="28.342623mm">
            <draw:text-box>
              <text:p text:style-name="style-251"><text:span>F3</text:span></text:p>
            </draw:text-box>
          </draw:frame>
          <draw:frame svg:height="2.2224996mm" draw:style-name="style-252" svg:width="3.3932807mm" svg:x="73.89383mm" svg:y="28.382309mm">
            <draw:text-box>
              <text:p text:style-name="style-253"><text:span>F4</text:span></text:p>
            </draw:text-box>
          </draw:frame>
          <draw:frame svg:height="2.266156mm" draw:style-name="style-254" svg:width="3.4418979mm" svg:x="92.54084mm" svg:y="28.38239mm">
            <draw:text-box>
              <text:p text:style-name="style-255"><text:span>F5</text:span></text:p>
            </draw:text-box>
          </draw:frame>
          <draw:frame svg:height="2.3058434mm" draw:style-name="style-256" svg:width="3.4746401mm" svg:x="104.637985mm" svg:y="28.342682mm">
            <draw:text-box>
              <text:p text:style-name="style-257"><text:span>F6</text:span></text:p>
            </draw:text-box>
          </draw:frame>
          <draw:frame svg:height="2.2224996mm" draw:style-name="style-258" svg:width="3.5817962mm" svg:x="116.76737mm" svg:y="28.382381mm">
            <draw:text-box>
              <text:p text:style-name="style-259"><text:span>F7</text:span></text:p>
            </draw:text-box>
          </draw:frame>
          <draw:frame svg:height="2.3058434mm" draw:style-name="style-260" svg:width="3.4776165mm" svg:x="129.13882mm" svg:y="28.342691mm">
            <draw:text-box>
              <text:p text:style-name="style-261"><text:span>F8</text:span></text:p>
            </draw:text-box>
          </draw:frame>
          <draw:frame svg:height="2.3058434mm" draw:style-name="style-262" svg:width="3.421062mm" svg:x="147.57416mm" svg:y="28.342773mm">
            <draw:text-box>
              <text:p text:style-name="style-263"><text:span>F9</text:span></text:p>
            </draw:text-box>
          </draw:frame>
          <draw:frame svg:height="2.3058434mm" draw:style-name="style-264" svg:width="5.396011mm" svg:x="159.67131mm" svg:y="28.342754mm">
            <draw:text-box>
              <text:p text:style-name="style-265"><text:span>F10</text:span></text:p>
            </draw:text-box>
          </draw:frame>
          <draw:frame svg:height="2.2224996mm" draw:style-name="style-266" svg:width="5.0884223mm" svg:x="171.80072mm" svg:y="28.382454mm">
            <draw:text-box>
              <text:p text:style-name="style-267"><text:span>F11</text:span></text:p>
            </draw:text-box>
          </draw:frame>
          <draw:frame svg:height="2.262187mm" draw:style-name="style-268" svg:width="5.360292mm" svg:x="184.17215mm" svg:y="28.342764mm">
            <draw:text-box>
              <text:p text:style-name="style-269"><text:span>F12</text:span></text:p>
            </draw:text-box>
          </draw:frame>
          <draw:path svg:d="M 0.0 0.0 L 0.0 0.0" svg:height="0.0mm" draw:style-name="style-270" svg:viewBox="0.0 0.0 1.0 1.0" svg:width="0.0mm" svg:x="310.41824mm" svg:y="34.10183mm"/>
          <draw:g draw:id="g1531">
            <draw:path svg:d="M 0.0 -1.8189894E-12 L 0.0 299.34396 z" svg:height="2.9934394mm" draw:style-name="style-271" svg:viewBox="0.0 0.0 1.0 299.34396" svg:width="0.0mm" svg:x="218.22704mm" svg:y="92.70145mm"/>
            <draw:path svg:d="M 0.0 0.0 L 113.249916 166.56139 L 225.43323 0.0 L 0.0 0.0 z" svg:height="1.6656138mm" draw:style-name="style-272" svg:viewBox="0.0 0.0 225.43323 166.56139" svg:width="2.2543323mm" svg:x="217.10104mm" svg:y="95.69251mm"/>
          </draw:g>
          <draw:g draw:id="g1534">
            <draw:path svg:d="M 0.0 -1.8189894E-12 L 0.0 299.34396 z" svg:height="2.9934394mm" draw:style-name="style-273" draw:transform="rotate(-3.141592653589793) translate(218.2294mm,85.09952mm)" svg:viewBox="0.0 0.0 1.0 299.34396" svg:width="0.0mm"/>
            <draw:path svg:d="M 0.0 0.0 L 113.249916 166.56139 L 225.43323 0.0 L 0.0 0.0 z" svg:height="1.6656138mm" draw:style-name="style-274" draw:transform="rotate(-3.141592653589793) translate(219.35541mm,82.10845mm)" svg:viewBox="0.0 0.0 225.43323 166.56139" svg:width="2.2543323mm"/>
          </draw:g>
          <draw:g draw:id="g1537">
            <draw:path svg:d="M 0.0 1.8189894E-12 L 0.0 299.34396 z" svg:height="2.9934394mm" draw:style-name="style-275" draw:transform="rotate(1.5707924879619153) translate(228.10449mm,95.03096mm)" svg:viewBox="0.0 0.0 1.0 299.34396" svg:width="0.0mm"/>
            <draw:path svg:d="M 0.0 1.8189894E-12 L 113.249916 166.56139 L 225.43323 1.8189894E-12 L 0.0 1.8189894E-12 z" svg:height="1.6656138mm" draw:style-name="style-276" draw:transform="rotate(1.5707924879619153) translate(231.09555mm,96.15697mm)" svg:viewBox="0.0 0.0 225.43323 166.56139" svg:width="2.2543323mm"/>
          </draw:g>
          <draw:g draw:id="g1540">
            <draw:path svg:d="M 0.0 0.0 L 0.0 299.34396 z" svg:height="2.9934394mm" draw:style-name="style-277" draw:transform="rotate(-1.5707958205428039) translate(208.27995mm,95.02858mm)" svg:viewBox="0.0 0.0 1.0 299.34396" svg:width="0.0mm"/>
            <draw:path svg:d="M 0.0 0.0 L 113.249916 166.56139 L 225.43323 0.0 L 0.0 0.0 z" svg:height="1.6656138mm" draw:style-name="style-278" draw:transform="rotate(-1.5707958205428039) translate(205.2889mm,93.90259mm)" svg:viewBox="0.0 0.0 225.43323 166.56139" svg:width="2.2543323mm"/>
          </draw:g>
          <draw:g draw:id="g1549">
            <draw:path svg:d="M 0.0 0.0 L 0.0 299.34396 z" svg:height="2.9934394mm" draw:style-name="style-279" draw:transform="rotate(-1.5707958205428039) translate(178.01163mm,44.189533mm)" svg:viewBox="0.0 0.0 1.0 299.34396" svg:width="0.0mm"/>
            <draw:path svg:d="M 0.0 0.0 L 113.249916 166.56139 L 225.43323 0.0 L 0.0 0.0 z" svg:height="1.6656138mm" draw:style-name="style-280" draw:transform="rotate(-1.5707958205428039) translate(175.02055mm,43.06354mm)" svg:viewBox="0.0 0.0 225.43323 166.56139" svg:width="2.2543323mm"/>
          </draw:g>
          <draw:g draw:id="g1558">
            <text:span/>
            <text:span/>
            <text:span/>
            <text:span/>
            <text:span/>
            <text:span/>
            <text:span/>
            <text:span/>
            <text:span/>
            <text:span/>
            <text:span/>
            <text:span/>
            <text:span/>
            <text:span/>
            <text:span/>
            <text:span/>
            <text:span/>
            <text:span/>
            <text:span/>
            <text:span/>
            <text:span/>
            <text:span/>
            <text:span/>
            <text:span/>
            <text:span/>
            <text:span/>
            <text:span/>
            <text:span/>
            <text:span/>
            <text:span/>
            <text:span/>
            <text:span/>
            <text:span/>
            <text:span/>
            <text:span/>
            <text:span/>
            <text:span/>
            <text:span/>
            <text:span/>
            <text:span/>
            <text:span/>
            <text:span/>
            <text:span/>
            <text:span/>
            <text:span/>
            <text:span/>
            <text:span/>
            <text:span/>
            <draw:path svg:d="M 0.0 0.0 L 0.0 299.34396 z" svg:height="2.9934394mm" draw:style-name="style-281" draw:transform="rotate(-1.5707958205428039) translate(188.59497mm,61.12285mm)" svg:viewBox="0.0 0.0 1.0 299.34396" svg:width="0.0mm"/>
            <draw:path svg:d="M 0.0 0.0 L 113.249916 166.56139 L 225.43323 0.0 L 0.0 0.0 z" svg:height="1.6656138mm" draw:style-name="style-282" draw:transform="rotate(-1.5707958205428039) translate(185.6039mm,59.996864mm)" svg:viewBox="0.0 0.0 225.43323 166.56139" svg:width="2.2543323mm"/>
            <draw:path svg:d="M -3.6379788E-12 299.34396 L -3.6379788E-12 0.0 z" svg:height="2.9934394mm" draw:style-name="style-283" svg:viewBox="0.0 0.0 1.0 299.34396" svg:width="0.0mm" svg:x="188.59497mm" svg:y="58.129414mm"/>
          </draw:g>
          <draw:g draw:id="g1716">
            <draw:path svg:d="M 0.0 0.0 L 299.34402 0.0010335285 z" svg:height="1.0335285E-5mm" draw:style-name="style-284" svg:viewBox="0.0 0.0 299.34402 1.0" svg:width="2.9934402mm" svg:x="13.764056mm" svg:y="58.493805mm"/>
            <draw:path svg:d="M 0.0 225.43343 L 166.56183 112.18403 L 8.397419E-4 0.0 L 0.0 225.43343 z" svg:height="2.2543342mm" draw:style-name="style-285" svg:viewBox="0.0 0.0 166.56183 225.43343" svg:width="1.6656183mm" svg:x="16.75511mm" svg:y="57.36555mm"/>
            <draw:g draw:id="g1709">
              <draw:path svg:d="M -3.6379788E-12 0.0 L -3.6379788E-12 299.34396 z" svg:height="2.9934394mm" draw:style-name="style-286" draw:transform="rotate(-1.5708000323589373) translate(18.420732mm,55.497692mm)" svg:viewBox="0.0 0.0 1.0 299.34396" svg:width="0.0mm"/>
              <draw:path svg:d="M -3.6379788E-12 -1.8189894E-12 L 113.249916 166.56139 L 225.43323 -1.8189894E-12 L -3.6379788E-12 -1.8189894E-12 z" svg:height="1.6656138mm" draw:style-name="style-287" draw:transform="rotate(-1.5708000323589373) translate(15.429672mm,54.37169mm)" svg:viewBox="0.0 0.0 225.43323 166.56139" svg:width="2.2543323mm"/>
            </draw:g>
            <draw:path svg:d="M 0.0 299.34402 L 0.0020024613 0.0 z" svg:height="2.9934402mm" draw:style-name="style-288" svg:viewBox="0.0 0.0 1.0 299.34402" svg:width="2.0024614E-5mm" svg:x="18.51044mm" svg:y="56.99711mm"/>
            <draw:path svg:d="M 0.0 299.34406 L 0.0020347591 0.0 z" svg:height="2.9934404mm" draw:style-name="style-289" svg:viewBox="0.0 0.0 1.0 299.34406" svg:width="2.0347592E-5mm" svg:x="13.692567mm" svg:y="53.96mm"/>
          </draw:g>
          <draw:g draw:id="g1724">
            <draw:path svg:d="M 0.0 -1.8189894E-12 L 0.0 299.34396 z" svg:height="2.9934394mm" draw:style-name="style-290" draw:transform="rotate(-3.141592653589793) translate(218.2294mm,85.09952mm)" svg:viewBox="0.0 0.0 1.0 299.34396" svg:width="0.0mm"/>
            <draw:path svg:d="M 0.0 0.0 L 113.249916 166.56139 L 225.43323 0.0 L 0.0 0.0 z" svg:height="1.6656138mm" draw:style-name="style-291" draw:transform="rotate(-3.141592653589793) translate(219.35541mm,82.10845mm)" svg:viewBox="0.0 0.0 225.43323 166.56139" svg:width="2.2543323mm"/>
          </draw:g>
          <draw:g draw:id="g1733">
            <draw:path svg:d="M 0.0 0.0 L 130.0765 191.30884 L 258.92862 0.0 L 0.0 0.0 z" svg:height="1.9130884mm" draw:style-name="style-292" svg:viewBox="0.0 0.0 258.92862 191.30884" svg:width="2.5892863mm" svg:x="13.293341mm" svg:y="70.569466mm"/>
            <draw:rect svg:height="1.9987797mm" draw:style-name="style-293" svg:width="1.224055mm" svg:x="13.975957mm" svg:y="68.57069mm"/>
          </draw:g>
          <draw:g draw:id="g1736">
            <draw:path svg:d="M 0.0 0.0 L 130.0765 191.30884 L 258.92862 0.0 L 0.0 0.0 z" svg:height="1.9130884mm" draw:style-name="style-294" draw:transform="rotate(-3.141592653589793) translate(15.8826275mm,80.95751mm)" svg:viewBox="0.0 0.0 258.92862 191.30884" svg:width="2.5892863mm"/>
            <draw:rect svg:height="1.9987797mm" draw:style-name="style-295" draw:transform="rotate(-3.141592653589793) translate(15.200011mm,82.95628mm)" svg:width="1.224055mm"/>
          </draw:g>
          <draw:g draw:id="g1739">
            <draw:path svg:d="M 0.0 0.0 L 130.0765 191.30884 L 258.92862 0.0 L 0.0 0.0 z" svg:height="1.9130884mm" draw:style-name="style-296" draw:transform="rotate(-3.141592653589793) translate(165.58319mm,80.95751mm)" svg:viewBox="0.0 0.0 258.92862 191.30884" svg:width="2.5892863mm"/>
            <draw:rect svg:height="1.9987797mm" draw:style-name="style-297" draw:transform="rotate(-3.141592653589793) translate(164.90057mm,82.95628mm)" svg:width="1.224055mm"/>
          </draw:g>
          <draw:g draw:id="g1408">
            <draw:path svg:d="M 0.0 -1.8189894E-12 L 0.0 299.34396 z" svg:height="2.9934394mm" draw:style-name="style-298" svg:viewBox="0.0 0.0 1.0 299.34396" svg:width="0.0mm" svg:x="230.43169mm" svg:y="58.49377mm"/>
            <draw:path svg:d="M 0.0 0.0 L 113.249916 166.56139 L 225.43323 0.0 L 0.0 0.0 z" svg:height="1.6656138mm" draw:style-name="style-299" svg:viewBox="0.0 0.0 225.43323 166.56139" svg:width="2.2543323mm" svg:x="229.3057mm" svg:y="61.484833mm"/>
          </draw:g>
          <draw:g draw:id="g1411">
            <draw:path svg:d="M 0.0 -1.8189894E-12 L 0.0 299.34396 z" svg:height="2.9934394mm" draw:style-name="style-300" draw:transform="rotate(-3.141592653589793) translate(230.4341mm,50.824158mm)" svg:viewBox="0.0 0.0 1.0 299.34396" svg:width="0.0mm"/>
            <draw:path svg:d="M 0.0 0.0 L 113.249916 166.56139 L 225.43323 0.0 L 0.0 0.0 z" svg:height="1.6656138mm" draw:style-name="style-301" draw:transform="rotate(-3.141592653589793) translate(231.56009mm,47.83309mm)" svg:viewBox="0.0 0.0 225.43323 166.56139" svg:width="2.2543323mm"/>
          </draw:g>
          <draw:frame svg:height="5.407421mm" draw:style-name="style-302" svg:width="9.055198mm" svg:x="201.42424mm" svg:y="28.91735mm">
            <draw:text-box>
              <text:p text:style-name="style-303"><text:span>Druck</text:span><text:span>S-Abf</text:span></text:p>
            </draw:text-box>
          </draw:frame>
          <draw:frame svg:height="2.3594215mm" draw:style-name="style-304" svg:width="9.1946mm" svg:x="212.7847mm" svg:y="28.959724mm">
            <draw:text-box>
              <text:p text:style-name="style-305"><text:span>Rollen</text:span></text:p>
            </draw:text-box>
          </draw:frame>
          <draw:frame svg:height="5.3141556mm" draw:style-name="style-306" svg:width="8.88355mm" svg:x="225.99162mm" svg:y="28.963749mm">
            <draw:text-box>
              <text:p text:style-name="style-307"><text:span>Pause</text:span><text:span>Untbr</text:span></text:p>
            </draw:text-box>
          </draw:frame>
          <draw:frame svg:height="2.266156mm" draw:style-name="style-308" svg:width="6.6868467mm" svg:x="214.88533mm" svg:y="44.822727mm">
            <draw:text-box>
              <text:p text:style-name="style-309"><text:span>Pos1</text:span></text:p>
            </draw:text-box>
          </draw:frame>
          <draw:frame svg:height="2.9497728mm" draw:style-name="style-310" svg:width="7.5128427mm" svg:x="202.19565mm" svg:y="44.480923mm">
            <draw:text-box>
              <text:p text:style-name="style-311"><text:span>Einfg</text:span></text:p>
            </draw:text-box>
          </draw:frame>
          <draw:frame svg:height="2.3594215mm" draw:style-name="style-312" svg:width="7.4503345mm" svg:x="214.50357mm" svg:y="57.102646mm">
            <draw:text-box>
              <text:p text:style-name="style-313"><text:span>Ende</text:span></text:p>
            </draw:text-box>
          </draw:frame>
          <draw:frame svg:height="2.3157651mm" draw:style-name="style-314" svg:width="6.4278855mm" svg:x="202.73811mm" svg:y="57.124233mm">
            <draw:text-box>
              <text:p text:style-name="style-315"><text:span>Entf</text:span></text:p>
            </draw:text-box>
          </draw:frame>
          <draw:frame svg:height="2.3594215mm" draw:style-name="style-316" svg:width="5.651003mm" svg:x="226.97275mm" svg:y="42.569195mm">
            <draw:text-box>
              <text:p text:style-name="style-317"><text:span>Bild</text:span></text:p>
            </draw:text-box>
          </draw:frame>
          <draw:frame svg:height="2.3594215mm" draw:style-name="style-318" svg:width="5.651003mm" svg:x="226.97281mm" svg:y="54.89546mm">
            <draw:text-box>
              <text:p text:style-name="style-319"><text:span>Bild</text:span></text:p>
            </draw:text-box>
          </draw:frame>
          <draw:g draw:id="g1459">
            <draw:path svg:d="M 0.0 0.0 L 130.0765 191.30884 L 258.92862 0.0 L 0.0 0.0 z" svg:height="1.9130884mm" draw:style-name="style-320" svg:viewBox="0.0 0.0 258.92862 191.30884" svg:width="2.5892863mm" svg:x="216.93365mm" svg:y="34.15273mm"/>
            <draw:rect svg:height="1.9987797mm" draw:style-name="style-321" svg:width="1.224055mm" svg:x="217.61627mm" svg:y="32.153954mm"/>
          </draw:g>
          <draw:frame svg:height="2.963333mm" draw:style-name="style-322" svg:width="1.772708mm" svg:x="247.6358mm" svg:y="78.848206mm">
            <draw:text-box>
              <text:p text:style-name="style-323"><text:span>1</text:span></text:p>
            </draw:text-box>
          </draw:frame>
          <draw:frame svg:height="3.0162494mm" draw:style-name="style-324" svg:width="2.3177495mm" svg:x="259.6396mm" svg:y="78.795296mm">
            <draw:text-box>
              <text:p text:style-name="style-325"><text:span>2</text:span></text:p>
            </draw:text-box>
          </draw:frame>
          <draw:frame svg:height="3.074458mm" draw:style-name="style-326" svg:width="2.3164268mm" svg:x="271.80432mm" svg:y="78.795296mm">
            <draw:text-box>
              <text:p text:style-name="style-327"><text:span>3</text:span></text:p>
            </draw:text-box>
          </draw:frame>
          <draw:frame svg:height="2.963333mm" draw:style-name="style-328" svg:width="2.2224996mm" svg:x="247.41122mm" svg:y="66.64114mm">
            <draw:text-box>
              <text:p text:style-name="style-329"><text:span>4</text:span></text:p>
            </draw:text-box>
          </draw:frame>
          <draw:frame svg:height="3.021541mm" draw:style-name="style-330" svg:width="2.279385mm" svg:x="259.6591mm" svg:y="66.69471mm">
            <draw:text-box>
              <text:p text:style-name="style-331"><text:span>5</text:span></text:p>
            </draw:text-box>
          </draw:frame>
          <draw:frame svg:height="3.074458mm" draw:style-name="style-332" svg:width="2.1484163mm" svg:x="271.88834mm" svg:y="66.64179mm">
            <draw:text-box>
              <text:p text:style-name="style-333"><text:span>6</text:span></text:p>
            </draw:text-box>
          </draw:frame>
          <draw:frame svg:height="2.963333mm" draw:style-name="style-334" svg:width="2.1709058mm" svg:x="247.43639mm" svg:y="54.47147mm">
            <draw:text-box>
              <text:p text:style-name="style-335"><text:span>7</text:span></text:p>
            </draw:text-box>
          </draw:frame>
          <draw:frame svg:height="3.074458mm" draw:style-name="style-336" svg:width="2.2740934mm" svg:x="259.66144mm" svg:y="54.472122mm">
            <draw:text-box>
              <text:p text:style-name="style-337"><text:span>8</text:span></text:p>
            </draw:text-box>
          </draw:frame>
          <draw:frame svg:height="3.074458mm" draw:style-name="style-338" svg:width="2.155031mm" svg:x="271.8847mm" svg:y="54.472122mm">
            <draw:text-box>
              <text:p text:style-name="style-339"><text:span>9</text:span></text:p>
            </draw:text-box>
          </draw:frame>
          <draw:frame svg:height="2.1021142mm" draw:style-name="style-340" svg:width="0.8294686mm" svg:x="260.38376mm" svg:y="44.904423mm">
            <draw:text-box>
              <text:p text:style-name="style-341"><text:span>:</text:span></text:p>
            </draw:text-box>
          </draw:frame>
          <draw:frame svg:height="1.853406mm" draw:style-name="style-342" svg:width="1.7899059mm" svg:x="272.06793mm" svg:y="45.02912mm">
            <draw:text-box>
              <text:p text:style-name="style-343"><text:span>*</text:span></text:p>
            </draw:text-box>
          </draw:frame>
          <draw:frame svg:height="0.32543746mm" draw:style-name="style-344" svg:width="1.1350623mm" svg:x="282.66763mm" svg:y="45.79243mm">
            <draw:text-box>
              <text:p text:style-name="style-345"><text:span>-</text:span></text:p>
            </draw:text-box>
          </draw:frame>
          <draw:frame svg:height="0.32543746mm" draw:style-name="style-346" svg:width="1.1350623mm" svg:x="260.23096mm" svg:y="45.792423mm">
            <draw:text-box>
              <text:p text:style-name="style-347"><text:span>-</text:span></text:p>
            </draw:text-box>
          </draw:frame>
          <draw:frame svg:height="2.266156mm" draw:style-name="style-348" svg:width="6.890741mm" svg:x="245.07697mm" svg:y="43.02303mm">
            <draw:text-box>
              <text:p text:style-name="style-349"><text:span>Num</text:span></text:p>
            </draw:text-box>
          </draw:frame>
          <draw:g draw:id="g1518">
            <draw:path svg:d="M 0.0 0.0 L 130.0765 191.30884 L 258.92862 0.0 L 0.0 0.0 z" svg:height="1.9130884mm" draw:style-name="style-350" svg:viewBox="0.0 0.0 258.92862 191.30884" svg:width="2.5892863mm" svg:x="247.22719mm" svg:y="48.122723mm"/>
            <draw:rect svg:height="1.9987797mm" draw:style-name="style-351" svg:width="1.224055mm" svg:x="247.9098mm" svg:y="46.123947mm"/>
          </draw:g>
          <draw:frame svg:height="2.266156mm" draw:style-name="style-352" svg:width="6.6868467mm" svg:x="245.17892mm" svg:y="59.639393mm">
            <draw:text-box>
              <text:p text:style-name="style-353"><text:span>Pos1</text:span></text:p>
            </draw:text-box>
          </draw:frame>
          <draw:g draw:id="g1524">
            <draw:path svg:d="M 0.0 -1.8189894E-12 L 0.0 299.34396 z" svg:height="2.9934394mm" draw:style-name="style-354" svg:viewBox="0.0 0.0 1.0 299.34396" svg:width="0.0mm" svg:x="276.55933mm" svg:y="83.29384mm"/>
            <draw:path svg:d="M 0.0 0.0 L 113.249916 166.56139 L 225.43323 0.0 L 0.0 0.0 z" svg:height="1.6656138mm" draw:style-name="style-355" svg:viewBox="0.0 0.0 225.43323 166.56139" svg:width="2.2543323mm" svg:x="275.43332mm" svg:y="86.284904mm"/>
          </draw:g>
          <draw:g draw:id="g1527">
            <draw:path svg:d="M 0.0 -1.8189894E-12 L 0.0 299.34396 z" svg:height="2.9934394mm" draw:style-name="style-356" draw:transform="rotate(-3.141592653589793) translate(276.56183mm,63.362087mm)" svg:viewBox="0.0 0.0 1.0 299.34396" svg:width="0.0mm"/>
            <draw:path svg:d="M 0.0 0.0 L 113.249916 166.56139 L 225.43323 0.0 L 0.0 0.0 z" svg:height="1.6656138mm" draw:style-name="style-357" draw:transform="rotate(-3.141592653589793) translate(277.68784mm,60.371025mm)" svg:viewBox="0.0 0.0 225.43323 166.56139" svg:width="2.2543323mm"/>
          </draw:g>
          <draw:frame svg:height="2.3594215mm" draw:style-name="style-358" svg:width="5.651003mm" svg:x="268.02054mm" svg:y="59.73318mm">
            <draw:text-box>
              <text:p text:style-name="style-359"><text:span>Bild</text:span></text:p>
            </draw:text-box>
          </draw:frame>
          <draw:frame svg:height="2.3594215mm" draw:style-name="style-360" svg:width="5.651003mm" svg:x="267.8089mm" svg:y="84.10994mm">
            <draw:text-box>
              <text:p text:style-name="style-361"><text:span>Bild</text:span></text:p>
            </draw:text-box>
          </draw:frame>
          <draw:frame svg:height="2.266156mm" draw:style-name="style-362" svg:width="8.256487mm" svg:x="281.00812mm" svg:y="84.43198mm">
            <draw:text-box>
              <text:p text:style-name="style-363"><text:span>Enter</text:span></text:p>
            </draw:text-box>
          </draw:frame>
          <draw:frame svg:height="2.5479372mm" draw:style-name="style-364" svg:width="2.5439684mm" svg:x="281.71542mm" svg:y="59.70306mm">
            <draw:text-box>
              <text:p text:style-name="style-365"><text:span>+</text:span></text:p>
            </draw:text-box>
          </draw:frame>
          <draw:frame svg:height="2.3157651mm" draw:style-name="style-366" svg:width="6.4278855mm" svg:x="269.74875mm" svg:y="96.31234mm">
            <draw:text-box>
              <text:p text:style-name="style-367"><text:span>Entf</text:span></text:p>
            </draw:text-box>
          </draw:frame>
          <draw:frame svg:height="0.97631234mm" draw:style-name="style-368" svg:width="0.7725832mm" svg:x="270.24792mm" svg:y="91.00812mm">
            <draw:text-box>
              <text:p text:style-name="style-369"><text:span>,</text:span></text:p>
            </draw:text-box>
          </draw:frame>
          <draw:frame svg:height="2.9497728mm" draw:style-name="style-370" svg:width="7.5128427mm" svg:x="244.94604mm" svg:y="95.680664mm">
            <draw:text-box>
              <text:p text:style-name="style-371"><text:span>Einfg</text:span></text:p>
            </draw:text-box>
          </draw:frame>
          <draw:frame svg:height="3.074458mm" draw:style-name="style-372" svg:width="2.1788435mm" svg:x="244.73387mm" svg:y="90.587105mm">
            <draw:text-box>
              <text:p text:style-name="style-373"><text:span>0</text:span></text:p>
            </draw:text-box>
          </draw:frame>
          <draw:rect svg:height="11.853311mm" draw:style-name="style-374" svg:width="24.024141mm" svg:x="242.61723mm" svg:y="88.89145mm"/>
          <draw:rect svg:height="24.024157mm" draw:style-name="style-375" svg:width="11.853311mm" svg:x="279.20944mm" svg:y="76.72061mm"/>
          <draw:rect svg:height="24.024157mm" draw:style-name="style-376" svg:width="11.853311mm" svg:x="279.20944mm" svg:y="52.355732mm"/>
          <draw:rect svg:height="11.853311mm" draw:style-name="style-377" svg:width="24.159897mm" svg:x="170.03712mm" svg:y="40.03262mm"/>
          <text:span>   </text:span>
          <draw:frame svg:height="3.5599682mm" draw:style-name="style-378" svg:width="3.6247911mm" svg:x="37.909615mm" svg:y="58.812298mm">
            <draw:text-box>
              <text:p text:style-name="style-379"><text:span>@</text:span></text:p>
            </draw:text-box>
          </draw:frame>
          <draw:frame svg:height="2.3594215mm" draw:style-name="style-380" svg:width="7.4503345mm" svg:x="244.87779mm" svg:y="84.64393mm">
            <draw:text-box>
              <text:p text:style-name="style-381"><text:span>Ende</text:span></text:p>
            </draw:text-box>
          </draw:frame>
          <draw:g draw:id="g1528">
            <draw:path svg:d="M 0.0 -1.8189894E-12 L 0.0 299.34396 z" svg:height="2.9934394mm" draw:style-name="style-382" draw:transform="rotate(-3.141592653589793) translate(260.79962mm,63.10038mm)" svg:viewBox="0.0 0.0 1.0 299.34396" svg:width="0.0mm"/>
            <draw:path svg:d="M 0.0 0.0 L 113.249916 166.56139 L 225.43323 0.0 L 0.0 0.0 z" svg:height="1.6656138mm" draw:style-name="style-383" draw:transform="rotate(-3.141592653589793) translate(261.9256mm,60.109314mm)" svg:viewBox="0.0 0.0 225.43323 166.56139" svg:width="2.2543323mm"/>
          </draw:g>
          <draw:g draw:id="g1532">
            <draw:path svg:d="M 0.0 -1.8189894E-12 L 0.0 299.34396 z" svg:height="2.9934394mm" draw:style-name="style-384" svg:viewBox="0.0 0.0 1.0 299.34396" svg:width="0.0mm" svg:x="260.7973mm" svg:y="82.97897mm"/>
            <draw:path svg:d="M 0.0 0.0 L 113.249916 166.56139 L 225.43323 0.0 L 0.0 0.0 z" svg:height="1.6656138mm" draw:style-name="style-385" svg:viewBox="0.0 0.0 225.43323 166.56139" svg:width="2.2543323mm" svg:x="259.6713mm" svg:y="85.97004mm"/>
          </draw:g>
          <draw:g draw:id="g1545">
            <draw:path svg:d="M 0.0 1.8189894E-12 L 0.0 299.34396 z" svg:height="2.9934394mm" draw:style-name="style-386" draw:transform="rotate(1.5707924879619153) translate(270.63385mm,73.66923mm)" svg:viewBox="0.0 0.0 1.0 299.34396" svg:width="0.0mm"/>
            <draw:path svg:d="M 0.0 1.8189894E-12 L 113.249916 166.56139 L 225.43323 1.8189894E-12 L 0.0 1.8189894E-12 z" svg:height="1.6656138mm" draw:style-name="style-387" draw:transform="rotate(1.5707924879619153) translate(273.6249mm,74.795235mm)" svg:viewBox="0.0 0.0 225.43323 166.56139" svg:width="2.2543323mm"/>
          </draw:g>
          <draw:g draw:id="g1548">
            <draw:path svg:d="M 0.0 0.0 L 0.0 299.34396 z" svg:height="2.9934394mm" draw:style-name="style-388" draw:transform="rotate(-1.5707958205429744) translate(250.85019mm,73.667175mm)" svg:viewBox="0.0 0.0 1.0 299.34396" svg:width="0.0mm"/>
            <draw:path svg:d="M 0.0 0.0 L 113.249916 166.56139 L 225.43323 0.0 L 0.0 0.0 z" svg:height="1.6656138mm" draw:style-name="style-389" draw:transform="rotate(-1.5707958205429744) translate(247.85912mm,72.54118mm)" svg:viewBox="0.0 0.0 225.43323 166.56139" svg:width="2.2543323mm"/>
          </draw:g>
          <draw:path svg:d="M 84.66665 0.0 C 38.099995 0.0 0.0 38.099995 0.0 84.66665 L 0.0 1100.6665 C 0.0 1147.2332 38.099995 1185.3331 84.66665 1185.3331 L 350.30002 1185.3331 L 350.30002 2331.508 C 350.30002 2378.0747 388.4 2416.1746 434.96664 2416.1746 L 1716.6163 2416.1746 C 1763.183 2416.1746 1801.2831 2378.0747 1801.2831 2331.508 L 1801.2831 84.66665 C 1801.2831 38.099995 1763.183 0.0 1716.6163 0.0 L 1100.6665 0.0 L 434.96664 0.0 L 84.66665 0.0 z" svg:height="24.161745mm" draw:style-name="style-390" svg:viewBox="0.0 0.0 1801.2831 2416.1746" svg:width="18.01283mm" svg:x="176.20197mm" svg:y="52.32399mm"/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86.01598mm" fo:page-width="204.79997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